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9.443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6.1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_NC_00410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:.C1])" office:value-type="string" office:string-value="reference REF_1_NC_004102 inherit feature-location --recursive --spanGaps AL_UNCONSTRAINED_Smith2019 --relRefName REF_MASTER_NC_004102 precursor_polyprotein" calcext:value-type="string">
            <text:p>reference REF_1_NC_00410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a_NC_00410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:.C2])" office:value-type="string" office:string-value="reference REF_1a_NC_004102 inherit feature-location --recursive --spanGaps AL_UNCONSTRAINED_Smith2019 --relRefName REF_MASTER_NC_004102 precursor_polyprotein" calcext:value-type="string">
            <text:p>reference REF_1a_NC_00410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a_AF00960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:.C3])" office:value-type="string" office:string-value="reference REF_1a_AF009606 inherit feature-location --recursive --spanGaps AL_UNCONSTRAINED_Smith2019 --relRefName REF_MASTER_NC_004102 precursor_polyprotein" calcext:value-type="string">
            <text:p>reference REF_1a_AF00960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a_M6232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:.C4])" office:value-type="string" office:string-value="reference REF_1a_M62321 inherit feature-location --recursive --spanGaps AL_UNCONSTRAINED_Smith2019 --relRefName REF_MASTER_NC_004102 precursor_polyprotein" calcext:value-type="string">
            <text:p>reference REF_1a_M6232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a_M6746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:.C5])" office:value-type="string" office:string-value="reference REF_1a_M67463 inherit feature-location --recursive --spanGaps AL_UNCONSTRAINED_Smith2019 --relRefName REF_MASTER_NC_004102 precursor_polyprotein" calcext:value-type="string">
            <text:p>reference REF_1a_M6746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a_HQ85027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:.C6])" office:value-type="string" office:string-value="reference REF_1a_HQ850279 inherit feature-location --recursive --spanGaps AL_UNCONSTRAINED_Smith2019 --relRefName REF_MASTER_NC_004102 precursor_polyprotein" calcext:value-type="string">
            <text:p>reference REF_1a_HQ85027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a_EF40745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:.C7])" office:value-type="string" office:string-value="reference REF_1a_EF407457 inherit feature-location --recursive --spanGaps AL_UNCONSTRAINED_Smith2019 --relRefName REF_MASTER_NC_004102 precursor_polyprotein" calcext:value-type="string">
            <text:p>reference REF_1a_EF40745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b_D9020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:.C8])" office:value-type="string" office:string-value="reference REF_1b_D90208 inherit feature-location --recursive --spanGaps AL_UNCONSTRAINED_Smith2019 --relRefName REF_MASTER_NC_004102 precursor_polyprotein" calcext:value-type="string">
            <text:p>reference REF_1b_D9020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b_M5833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:.C9])" office:value-type="string" office:string-value="reference REF_1b_M58335 inherit feature-location --recursive --spanGaps AL_UNCONSTRAINED_Smith2019 --relRefName REF_MASTER_NC_004102 precursor_polyprotein" calcext:value-type="string">
            <text:p>reference REF_1b_M5833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b_EU78182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:.C10])" office:value-type="string" office:string-value="reference REF_1b_EU781827 inherit feature-location --recursive --spanGaps AL_UNCONSTRAINED_Smith2019 --relRefName REF_MASTER_NC_004102 precursor_polyprotein" calcext:value-type="string">
            <text:p>reference REF_1b_EU78182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b_EU78182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:.C11])" office:value-type="string" office:string-value="reference REF_1b_EU781828 inherit feature-location --recursive --spanGaps AL_UNCONSTRAINED_Smith2019 --relRefName REF_MASTER_NC_004102 precursor_polyprotein" calcext:value-type="string">
            <text:p>reference REF_1b_EU78182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c_D1485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:.C12])" office:value-type="string" office:string-value="reference REF_1c_D14853 inherit feature-location --recursive --spanGaps AL_UNCONSTRAINED_Smith2019 --relRefName REF_MASTER_NC_004102 precursor_polyprotein" calcext:value-type="string">
            <text:p>reference REF_1c_D1485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c_AY05129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:.C13])" office:value-type="string" office:string-value="reference REF_1c_AY051292 inherit feature-location --recursive --spanGaps AL_UNCONSTRAINED_Smith2019 --relRefName REF_MASTER_NC_004102 precursor_polyprotein" calcext:value-type="string">
            <text:p>reference REF_1c_AY05129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c_AY65106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:.C14])" office:value-type="string" office:string-value="reference REF_1c_AY651061 inherit feature-location --recursive --spanGaps AL_UNCONSTRAINED_Smith2019 --relRefName REF_MASTER_NC_004102 precursor_polyprotein" calcext:value-type="string">
            <text:p>reference REF_1c_AY65106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d_KJ43976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:.C15])" office:value-type="string" office:string-value="reference REF_1d_KJ439768 inherit feature-location --recursive --spanGaps AL_UNCONSTRAINED_Smith2019 --relRefName REF_MASTER_NC_004102 precursor_polyprotein" calcext:value-type="string">
            <text:p>reference REF_1d_KJ43976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e_KC24819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:.C16])" office:value-type="string" office:string-value="reference REF_1e_KC248194 inherit feature-location --recursive --spanGaps AL_UNCONSTRAINED_Smith2019 --relRefName REF_MASTER_NC_004102 precursor_polyprotein" calcext:value-type="string">
            <text:p>reference REF_1e_KC24819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g_AM91065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:.C17])" office:value-type="string" office:string-value="reference REF_1g_AM910652 inherit feature-location --recursive --spanGaps AL_UNCONSTRAINED_Smith2019 --relRefName REF_MASTER_NC_004102 precursor_polyprotein" calcext:value-type="string">
            <text:p>reference REF_1g_AM91065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h_KC24819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:.C18])" office:value-type="string" office:string-value="reference REF_1h_KC248198 inherit feature-location --recursive --spanGaps AL_UNCONSTRAINED_Smith2019 --relRefName REF_MASTER_NC_004102 precursor_polyprotein" calcext:value-type="string">
            <text:p>reference REF_1h_KC24819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h_KC24819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:.C19])" office:value-type="string" office:string-value="reference REF_1h_KC248199 inherit feature-location --recursive --spanGaps AL_UNCONSTRAINED_Smith2019 --relRefName REF_MASTER_NC_004102 precursor_polyprotein" calcext:value-type="string">
            <text:p>reference REF_1h_KC24819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i_KJ43977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:.C20])" office:value-type="string" office:string-value="reference REF_1i_KJ439772 inherit feature-location --recursive --spanGaps AL_UNCONSTRAINED_Smith2019 --relRefName REF_MASTER_NC_004102 precursor_polyprotein" calcext:value-type="string">
            <text:p>reference REF_1i_KJ43977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j_KJ43977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:.C21])" office:value-type="string" office:string-value="reference REF_1j_KJ439773 inherit feature-location --recursive --spanGaps AL_UNCONSTRAINED_Smith2019 --relRefName REF_MASTER_NC_004102 precursor_polyprotein" calcext:value-type="string">
            <text:p>reference REF_1j_KJ43977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k_KJ43977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:.C22])" office:value-type="string" office:string-value="reference REF_1k_KJ439774 inherit feature-location --recursive --spanGaps AL_UNCONSTRAINED_Smith2019 --relRefName REF_MASTER_NC_004102 precursor_polyprotein" calcext:value-type="string">
            <text:p>reference REF_1k_KJ43977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l_KC24819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3:.C23])" office:value-type="string" office:string-value="reference REF_1l_KC248193 inherit feature-location --recursive --spanGaps AL_UNCONSTRAINED_Smith2019 --relRefName REF_MASTER_NC_004102 precursor_polyprotein" calcext:value-type="string">
            <text:p>reference REF_1l_KC24819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l_KC24819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4:.C24])" office:value-type="string" office:string-value="reference REF_1l_KC248197 inherit feature-location --recursive --spanGaps AL_UNCONSTRAINED_Smith2019 --relRefName REF_MASTER_NC_004102 precursor_polyprotein" calcext:value-type="string">
            <text:p>reference REF_1l_KC24819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l_KC24819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5:.C25])" office:value-type="string" office:string-value="reference REF_1l_KC248196 inherit feature-location --recursive --spanGaps AL_UNCONSTRAINED_Smith2019 --relRefName REF_MASTER_NC_004102 precursor_polyprotein" calcext:value-type="string">
            <text:p>reference REF_1l_KC24819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m_KJ43977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6:.C26])" office:value-type="string" office:string-value="reference REF_1m_KJ439778 inherit feature-location --recursive --spanGaps AL_UNCONSTRAINED_Smith2019 --relRefName REF_MASTER_NC_004102 precursor_polyprotein" calcext:value-type="string">
            <text:p>reference REF_1m_KJ43977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m_KJ43978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7:.C27])" office:value-type="string" office:string-value="reference REF_1m_KJ439782 inherit feature-location --recursive --spanGaps AL_UNCONSTRAINED_Smith2019 --relRefName REF_MASTER_NC_004102 precursor_polyprotein" calcext:value-type="string">
            <text:p>reference REF_1m_KJ43978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n_KJ43978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8:.C28])" office:value-type="string" office:string-value="reference REF_1n_KJ439781 inherit feature-location --recursive --spanGaps AL_UNCONSTRAINED_Smith2019 --relRefName REF_MASTER_NC_004102 precursor_polyprotein" calcext:value-type="string">
            <text:p>reference REF_1n_KJ43978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n_KJ43977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9:.C29])" office:value-type="string" office:string-value="reference REF_1n_KJ439775 inherit feature-location --recursive --spanGaps AL_UNCONSTRAINED_Smith2019 --relRefName REF_MASTER_NC_004102 precursor_polyprotein" calcext:value-type="string">
            <text:p>reference REF_1n_KJ43977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o_KJ43977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0:.C30])" office:value-type="string" office:string-value="reference REF_1o_KJ439779 inherit feature-location --recursive --spanGaps AL_UNCONSTRAINED_Smith2019 --relRefName REF_MASTER_NC_004102 precursor_polyprotein" calcext:value-type="string">
            <text:p>reference REF_1o_KJ43977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o_MH88546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1:.C31])" office:value-type="string" office:string-value="reference REF_1o_MH885469 inherit feature-location --recursive --spanGaps AL_UNCONSTRAINED_Smith2019 --relRefName REF_MASTER_NC_004102 precursor_polyprotein" calcext:value-type="string">
            <text:p>reference REF_1o_MH88546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_HQ53700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2:.C32])" office:value-type="string" office:string-value="reference REF_1_HQ537007 inherit feature-location --recursive --spanGaps AL_UNCONSTRAINED_Smith2019 --relRefName REF_MASTER_NC_004102 precursor_polyprotein" calcext:value-type="string">
            <text:p>reference REF_1_HQ53700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_AJ85122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3:.C33])" office:value-type="string" office:string-value="reference REF_1_AJ851228 inherit feature-location --recursive --spanGaps AL_UNCONSTRAINED_Smith2019 --relRefName REF_MASTER_NC_004102 precursor_polyprotein" calcext:value-type="string">
            <text:p>reference REF_1_AJ85122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_KC24819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4:.C34])" office:value-type="string" office:string-value="reference REF_1_KC248195 inherit feature-location --recursive --spanGaps AL_UNCONSTRAINED_Smith2019 --relRefName REF_MASTER_NC_004102 precursor_polyprotein" calcext:value-type="string">
            <text:p>reference REF_1_KC24819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_KJ43978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5:.C35])" office:value-type="string" office:string-value="reference REF_1_KJ439780 inherit feature-location --recursive --spanGaps AL_UNCONSTRAINED_Smith2019 --relRefName REF_MASTER_NC_004102 precursor_polyprotein" calcext:value-type="string">
            <text:p>reference REF_1_KJ43978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_KJ43977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6:.C36])" office:value-type="string" office:string-value="reference REF_1_KJ439776 inherit feature-location --recursive --spanGaps AL_UNCONSTRAINED_Smith2019 --relRefName REF_MASTER_NC_004102 precursor_polyprotein" calcext:value-type="string">
            <text:p>reference REF_1_KJ43977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1_KJ43977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7:.C37])" office:value-type="string" office:string-value="reference REF_1_KJ439777 inherit feature-location --recursive --spanGaps AL_UNCONSTRAINED_Smith2019 --relRefName REF_MASTER_NC_004102 precursor_polyprotein" calcext:value-type="string">
            <text:p>reference REF_1_KJ43977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D0094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8:.C38])" office:value-type="string" office:string-value="reference REF_2_D00944 inherit feature-location --recursive --spanGaps AL_UNCONSTRAINED_Smith2019 --relRefName REF_MASTER_NC_004102 precursor_polyprotein" calcext:value-type="string">
            <text:p>reference REF_2_D0094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a_D0094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39:.C39])" office:value-type="string" office:string-value="reference REF_2a_D00944 inherit feature-location --recursive --spanGaps AL_UNCONSTRAINED_Smith2019 --relRefName REF_MASTER_NC_004102 precursor_polyprotein" calcext:value-type="string">
            <text:p>reference REF_2a_D0094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a_AB04763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0:.C40])" office:value-type="string" office:string-value="reference REF_2a_AB047639 inherit feature-location --recursive --spanGaps AL_UNCONSTRAINED_Smith2019 --relRefName REF_MASTER_NC_004102 precursor_polyprotein" calcext:value-type="string">
            <text:p>reference REF_2a_AB04763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a_HQ63994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1:.C41])" office:value-type="string" office:string-value="reference REF_2a_HQ639944 inherit feature-location --recursive --spanGaps AL_UNCONSTRAINED_Smith2019 --relRefName REF_MASTER_NC_004102 precursor_polyprotein" calcext:value-type="string">
            <text:p>reference REF_2a_HQ63994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b_D1098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2:.C42])" office:value-type="string" office:string-value="reference REF_2b_D10988 inherit feature-location --recursive --spanGaps AL_UNCONSTRAINED_Smith2019 --relRefName REF_MASTER_NC_004102 precursor_polyprotein" calcext:value-type="string">
            <text:p>reference REF_2b_D1098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b_AB03090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3:.C43])" office:value-type="string" office:string-value="reference REF_2b_AB030907 inherit feature-location --recursive --spanGaps AL_UNCONSTRAINED_Smith2019 --relRefName REF_MASTER_NC_004102 precursor_polyprotein" calcext:value-type="string">
            <text:p>reference REF_2b_AB03090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b_AB66138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4:.C44])" office:value-type="string" office:string-value="reference REF_2b_AB661388 inherit feature-location --recursive --spanGaps AL_UNCONSTRAINED_Smith2019 --relRefName REF_MASTER_NC_004102 precursor_polyprotein" calcext:value-type="string">
            <text:p>reference REF_2b_AB66138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b_AB66138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5:.C45])" office:value-type="string" office:string-value="reference REF_2b_AB661382 inherit feature-location --recursive --spanGaps AL_UNCONSTRAINED_Smith2019 --relRefName REF_MASTER_NC_004102 precursor_polyprotein" calcext:value-type="string">
            <text:p>reference REF_2b_AB66138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c_D5040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6:.C46])" office:value-type="string" office:string-value="reference REF_2c_D50409 inherit feature-location --recursive --spanGaps AL_UNCONSTRAINED_Smith2019 --relRefName REF_MASTER_NC_004102 precursor_polyprotein" calcext:value-type="string">
            <text:p>reference REF_2c_D5040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c_JX22794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7:.C47])" office:value-type="string" office:string-value="reference REF_2c_JX227949 inherit feature-location --recursive --spanGaps AL_UNCONSTRAINED_Smith2019 --relRefName REF_MASTER_NC_004102 precursor_polyprotein" calcext:value-type="string">
            <text:p>reference REF_2c_JX22794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d_JF73511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8:.C48])" office:value-type="string" office:string-value="reference REF_2d_JF735114 inherit feature-location --recursive --spanGaps AL_UNCONSTRAINED_Smith2019 --relRefName REF_MASTER_NC_004102 precursor_polyprotein" calcext:value-type="string">
            <text:p>reference REF_2d_JF73511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e_JF73512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49:.C49])" office:value-type="string" office:string-value="reference REF_2e_JF735120 inherit feature-location --recursive --spanGaps AL_UNCONSTRAINED_Smith2019 --relRefName REF_MASTER_NC_004102 precursor_polyprotein" calcext:value-type="string">
            <text:p>reference REF_2e_JF73512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f_KC84404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0:.C50])" office:value-type="string" office:string-value="reference REF_2f_KC844042 inherit feature-location --recursive --spanGaps AL_UNCONSTRAINED_Smith2019 --relRefName REF_MASTER_NC_004102 precursor_polyprotein" calcext:value-type="string">
            <text:p>reference REF_2f_KC84404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f_KC84405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1:.C51])" office:value-type="string" office:string-value="reference REF_2f_KC844050 inherit feature-location --recursive --spanGaps AL_UNCONSTRAINED_Smith2019 --relRefName REF_MASTER_NC_004102 precursor_polyprotein" calcext:value-type="string">
            <text:p>reference REF_2f_KC84405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i_DQ15556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2:.C52])" office:value-type="string" office:string-value="reference REF_2i_DQ155561 inherit feature-location --recursive --spanGaps AL_UNCONSTRAINED_Smith2019 --relRefName REF_MASTER_NC_004102 precursor_polyprotein" calcext:value-type="string">
            <text:p>reference REF_2i_DQ15556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j_HM77735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3:.C53])" office:value-type="string" office:string-value="reference REF_2j_HM777358 inherit feature-location --recursive --spanGaps AL_UNCONSTRAINED_Smith2019 --relRefName REF_MASTER_NC_004102 precursor_polyprotein" calcext:value-type="string">
            <text:p>reference REF_2j_HM77735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j_JF73511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4:.C54])" office:value-type="string" office:string-value="reference REF_2j_JF735113 inherit feature-location --recursive --spanGaps AL_UNCONSTRAINED_Smith2019 --relRefName REF_MASTER_NC_004102 precursor_polyprotein" calcext:value-type="string">
            <text:p>reference REF_2j_JF73511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j_HM77735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5:.C55])" office:value-type="string" office:string-value="reference REF_2j_HM777359 inherit feature-location --recursive --spanGaps AL_UNCONSTRAINED_Smith2019 --relRefName REF_MASTER_NC_004102 precursor_polyprotein" calcext:value-type="string">
            <text:p>reference REF_2j_HM77735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k_AB03166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6:.C56])" office:value-type="string" office:string-value="reference REF_2k_AB031663 inherit feature-location --recursive --spanGaps AL_UNCONSTRAINED_Smith2019 --relRefName REF_MASTER_NC_004102 precursor_polyprotein" calcext:value-type="string">
            <text:p>reference REF_2k_AB03166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k_JX22795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7:.C57])" office:value-type="string" office:string-value="reference REF_2k_JX227953 inherit feature-location --recursive --spanGaps AL_UNCONSTRAINED_Smith2019 --relRefName REF_MASTER_NC_004102 precursor_polyprotein" calcext:value-type="string">
            <text:p>reference REF_2k_JX22795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m_JF73511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8:.C58])" office:value-type="string" office:string-value="reference REF_2m_JF735111 inherit feature-location --recursive --spanGaps AL_UNCONSTRAINED_Smith2019 --relRefName REF_MASTER_NC_004102 precursor_polyprotein" calcext:value-type="string">
            <text:p>reference REF_2m_JF73511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m_JX22796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59:.C59])" office:value-type="string" office:string-value="reference REF_2m_JX227967 inherit feature-location --recursive --spanGaps AL_UNCONSTRAINED_Smith2019 --relRefName REF_MASTER_NC_004102 precursor_polyprotein" calcext:value-type="string">
            <text:p>reference REF_2m_JX22796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q_FN66642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0:.C60])" office:value-type="string" office:string-value="reference REF_2q_FN666428 inherit feature-location --recursive --spanGaps AL_UNCONSTRAINED_Smith2019 --relRefName REF_MASTER_NC_004102 precursor_polyprotein" calcext:value-type="string">
            <text:p>reference REF_2q_FN66642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q_FN66642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1:.C61])" office:value-type="string" office:string-value="reference REF_2q_FN666429 inherit feature-location --recursive --spanGaps AL_UNCONSTRAINED_Smith2019 --relRefName REF_MASTER_NC_004102 precursor_polyprotein" calcext:value-type="string">
            <text:p>reference REF_2q_FN66642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r_JF73511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2:.C62])" office:value-type="string" office:string-value="reference REF_2r_JF735115 inherit feature-location --recursive --spanGaps AL_UNCONSTRAINED_Smith2019 --relRefName REF_MASTER_NC_004102 precursor_polyprotein" calcext:value-type="string">
            <text:p>reference REF_2r_JF73511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t_KC19723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3:.C63])" office:value-type="string" office:string-value="reference REF_2t_KC197238 inherit feature-location --recursive --spanGaps AL_UNCONSTRAINED_Smith2019 --relRefName REF_MASTER_NC_004102 precursor_polyprotein" calcext:value-type="string">
            <text:p>reference REF_2t_KC19723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u_JF73511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4:.C64])" office:value-type="string" office:string-value="reference REF_2u_JF735112 inherit feature-location --recursive --spanGaps AL_UNCONSTRAINED_Smith2019 --relRefName REF_MASTER_NC_004102 precursor_polyprotein" calcext:value-type="string">
            <text:p>reference REF_2u_JF73511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JF73511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5:.C65])" office:value-type="string" office:string-value="reference REF_2_JF735116 inherit feature-location --recursive --spanGaps AL_UNCONSTRAINED_Smith2019 --relRefName REF_MASTER_NC_004102 precursor_polyprotein" calcext:value-type="string">
            <text:p>reference REF_2_JF73511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JF73511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6:.C66])" office:value-type="string" office:string-value="reference REF_2_JF735118 inherit feature-location --recursive --spanGaps AL_UNCONSTRAINED_Smith2019 --relRefName REF_MASTER_NC_004102 precursor_polyprotein" calcext:value-type="string">
            <text:p>reference REF_2_JF73511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JF73511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7:.C67])" office:value-type="string" office:string-value="reference REF_2_JF735117 inherit feature-location --recursive --spanGaps AL_UNCONSTRAINED_Smith2019 --relRefName REF_MASTER_NC_004102 precursor_polyprotein" calcext:value-type="string">
            <text:p>reference REF_2_JF73511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JF73511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8:.C68])" office:value-type="string" office:string-value="reference REF_2_JF735119 inherit feature-location --recursive --spanGaps AL_UNCONSTRAINED_Smith2019 --relRefName REF_MASTER_NC_004102 precursor_polyprotein" calcext:value-type="string">
            <text:p>reference REF_2_JF73511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JF73511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69:.C69])" office:value-type="string" office:string-value="reference REF_2_JF735110 inherit feature-location --recursive --spanGaps AL_UNCONSTRAINED_Smith2019 --relRefName REF_MASTER_NC_004102 precursor_polyprotein" calcext:value-type="string">
            <text:p>reference REF_2_JF73511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KC19723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0:.C70])" office:value-type="string" office:string-value="reference REF_2_KC197236 inherit feature-location --recursive --spanGaps AL_UNCONSTRAINED_Smith2019 --relRefName REF_MASTER_NC_004102 precursor_polyprotein" calcext:value-type="string">
            <text:p>reference REF_2_KC19723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KC19723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1:.C71])" office:value-type="string" office:string-value="reference REF_2_KC197237 inherit feature-location --recursive --spanGaps AL_UNCONSTRAINED_Smith2019 --relRefName REF_MASTER_NC_004102 precursor_polyprotein" calcext:value-type="string">
            <text:p>reference REF_2_KC19723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2_KC19723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2:.C72])" office:value-type="string" office:string-value="reference REF_2_KC197239 inherit feature-location --recursive --spanGaps AL_UNCONSTRAINED_Smith2019 --relRefName REF_MASTER_NC_004102 precursor_polyprotein" calcext:value-type="string">
            <text:p>reference REF_2_KC19723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_D1776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3:.C73])" office:value-type="string" office:string-value="reference REF_3_D17763 inherit feature-location --recursive --spanGaps AL_UNCONSTRAINED_Smith2019 --relRefName REF_MASTER_NC_004102 precursor_polyprotein" calcext:value-type="string">
            <text:p>reference REF_3_D1776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a_D1776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4:.C74])" office:value-type="string" office:string-value="reference REF_3a_D17763 inherit feature-location --recursive --spanGaps AL_UNCONSTRAINED_Smith2019 --relRefName REF_MASTER_NC_004102 precursor_polyprotein" calcext:value-type="string">
            <text:p>reference REF_3a_D1776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a_D2891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5:.C75])" office:value-type="string" office:string-value="reference REF_3a_D28917 inherit feature-location --recursive --spanGaps AL_UNCONSTRAINED_Smith2019 --relRefName REF_MASTER_NC_004102 precursor_polyprotein" calcext:value-type="string">
            <text:p>reference REF_3a_D2891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a_X7691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6:.C76])" office:value-type="string" office:string-value="reference REF_3a_X76918 inherit feature-location --recursive --spanGaps AL_UNCONSTRAINED_Smith2019 --relRefName REF_MASTER_NC_004102 precursor_polyprotein" calcext:value-type="string">
            <text:p>reference REF_3a_X7691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a_JN71419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7:.C77])" office:value-type="string" office:string-value="reference REF_3a_JN714194 inherit feature-location --recursive --spanGaps AL_UNCONSTRAINED_Smith2019 --relRefName REF_MASTER_NC_004102 precursor_polyprotein" calcext:value-type="string">
            <text:p>reference REF_3a_JN71419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b_D4937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8:.C78])" office:value-type="string" office:string-value="reference REF_3b_D49374 inherit feature-location --recursive --spanGaps AL_UNCONSTRAINED_Smith2019 --relRefName REF_MASTER_NC_004102 precursor_polyprotein" calcext:value-type="string">
            <text:p>reference REF_3b_D4937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b_JQ06570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79:.C79])" office:value-type="string" office:string-value="reference REF_3b_JQ065709 inherit feature-location --recursive --spanGaps AL_UNCONSTRAINED_Smith2019 --relRefName REF_MASTER_NC_004102 precursor_polyprotein" calcext:value-type="string">
            <text:p>reference REF_3b_JQ06570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d_KJ47061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0:.C80])" office:value-type="string" office:string-value="reference REF_3d_KJ470619 inherit feature-location --recursive --spanGaps AL_UNCONSTRAINED_Smith2019 --relRefName REF_MASTER_NC_004102 precursor_polyprotein" calcext:value-type="string">
            <text:p>reference REF_3d_KJ47061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e_KJ47061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1:.C81])" office:value-type="string" office:string-value="reference REF_3e_KJ470618 inherit feature-location --recursive --spanGaps AL_UNCONSTRAINED_Smith2019 --relRefName REF_MASTER_NC_004102 precursor_polyprotein" calcext:value-type="string">
            <text:p>reference REF_3e_KJ47061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g_JX22795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2:.C82])" office:value-type="string" office:string-value="reference REF_3g_JX227954 inherit feature-location --recursive --spanGaps AL_UNCONSTRAINED_Smith2019 --relRefName REF_MASTER_NC_004102 precursor_polyprotein" calcext:value-type="string">
            <text:p>reference REF_3g_JX22795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g_JF73512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3:.C83])" office:value-type="string" office:string-value="reference REF_3g_JF735123 inherit feature-location --recursive --spanGaps AL_UNCONSTRAINED_Smith2019 --relRefName REF_MASTER_NC_004102 precursor_polyprotein" calcext:value-type="string">
            <text:p>reference REF_3g_JF73512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h_JF73512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4:.C84])" office:value-type="string" office:string-value="reference REF_3h_JF735126 inherit feature-location --recursive --spanGaps AL_UNCONSTRAINED_Smith2019 --relRefName REF_MASTER_NC_004102 precursor_polyprotein" calcext:value-type="string">
            <text:p>reference REF_3h_JF73512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h_JF73512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5:.C85])" office:value-type="string" office:string-value="reference REF_3h_JF735121 inherit feature-location --recursive --spanGaps AL_UNCONSTRAINED_Smith2019 --relRefName REF_MASTER_NC_004102 precursor_polyprotein" calcext:value-type="string">
            <text:p>reference REF_3h_JF73512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i_FJ40709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6:.C86])" office:value-type="string" office:string-value="reference REF_3i_FJ407092 inherit feature-location --recursive --spanGaps AL_UNCONSTRAINED_Smith2019 --relRefName REF_MASTER_NC_004102 precursor_polyprotein" calcext:value-type="string">
            <text:p>reference REF_3i_FJ40709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i_JX22795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7:.C87])" office:value-type="string" office:string-value="reference REF_3i_JX227955 inherit feature-location --recursive --spanGaps AL_UNCONSTRAINED_Smith2019 --relRefName REF_MASTER_NC_004102 precursor_polyprotein" calcext:value-type="string">
            <text:p>reference REF_3i_JX22795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k_D6382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8:.C88])" office:value-type="string" office:string-value="reference REF_3k_D63821 inherit feature-location --recursive --spanGaps AL_UNCONSTRAINED_Smith2019 --relRefName REF_MASTER_NC_004102 precursor_polyprotein" calcext:value-type="string">
            <text:p>reference REF_3k_D6382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k_JF73512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89:.C89])" office:value-type="string" office:string-value="reference REF_3k_JF735122 inherit feature-location --recursive --spanGaps AL_UNCONSTRAINED_Smith2019 --relRefName REF_MASTER_NC_004102 precursor_polyprotein" calcext:value-type="string">
            <text:p>reference REF_3k_JF73512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3_JF73512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0:.C90])" office:value-type="string" office:string-value="reference REF_3_JF735124 inherit feature-location --recursive --spanGaps AL_UNCONSTRAINED_Smith2019 --relRefName REF_MASTER_NC_004102 precursor_polyprotein" calcext:value-type="string">
            <text:p>reference REF_3_JF73512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Y1160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1:.C91])" office:value-type="string" office:string-value="reference REF_4_Y11604 inherit feature-location --recursive --spanGaps AL_UNCONSTRAINED_Smith2019 --relRefName REF_MASTER_NC_004102 precursor_polyprotein" calcext:value-type="string">
            <text:p>reference REF_4_Y1160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a_Y1160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2:.C92])" office:value-type="string" office:string-value="reference REF_4a_Y11604 inherit feature-location --recursive --spanGaps AL_UNCONSTRAINED_Smith2019 --relRefName REF_MASTER_NC_004102 precursor_polyprotein" calcext:value-type="string">
            <text:p>reference REF_4a_Y1160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a_DQ98807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3:.C93])" office:value-type="string" office:string-value="reference REF_4a_DQ988074 inherit feature-location --recursive --spanGaps AL_UNCONSTRAINED_Smith2019 --relRefName REF_MASTER_NC_004102 precursor_polyprotein" calcext:value-type="string">
            <text:p>reference REF_4a_DQ98807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a_DQ41878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4:.C94])" office:value-type="string" office:string-value="reference REF_4a_DQ418789 inherit feature-location --recursive --spanGaps AL_UNCONSTRAINED_Smith2019 --relRefName REF_MASTER_NC_004102 precursor_polyprotein" calcext:value-type="string">
            <text:p>reference REF_4a_DQ41878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b_FJ46243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5:.C95])" office:value-type="string" office:string-value="reference REF_4b_FJ462435 inherit feature-location --recursive --spanGaps AL_UNCONSTRAINED_Smith2019 --relRefName REF_MASTER_NC_004102 precursor_polyprotein" calcext:value-type="string">
            <text:p>reference REF_4b_FJ46243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c_FJ46243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6:.C96])" office:value-type="string" office:string-value="reference REF_4c_FJ462436 inherit feature-location --recursive --spanGaps AL_UNCONSTRAINED_Smith2019 --relRefName REF_MASTER_NC_004102 precursor_polyprotein" calcext:value-type="string">
            <text:p>reference REF_4c_FJ46243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d_DQ41878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7:.C97])" office:value-type="string" office:string-value="reference REF_4d_DQ418786 inherit feature-location --recursive --spanGaps AL_UNCONSTRAINED_Smith2019 --relRefName REF_MASTER_NC_004102 precursor_polyprotein" calcext:value-type="string">
            <text:p>reference REF_4d_DQ41878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d_FJ46243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8:.C98])" office:value-type="string" office:string-value="reference REF_4d_FJ462437 inherit feature-location --recursive --spanGaps AL_UNCONSTRAINED_Smith2019 --relRefName REF_MASTER_NC_004102 precursor_polyprotein" calcext:value-type="string">
            <text:p>reference REF_4d_FJ46243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d_EU39217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99:.C99])" office:value-type="string" office:string-value="reference REF_4d_EU392172 inherit feature-location --recursive --spanGaps AL_UNCONSTRAINED_Smith2019 --relRefName REF_MASTER_NC_004102 precursor_polyprotein" calcext:value-type="string">
            <text:p>reference REF_4d_EU39217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f_EF58916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0:.C100])" office:value-type="string" office:string-value="reference REF_4f_EF589161 inherit feature-location --recursive --spanGaps AL_UNCONSTRAINED_Smith2019 --relRefName REF_MASTER_NC_004102 precursor_polyprotein" calcext:value-type="string">
            <text:p>reference REF_4f_EF58916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f_EU39217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1:.C101])" office:value-type="string" office:string-value="reference REF_4f_EU392175 inherit feature-location --recursive --spanGaps AL_UNCONSTRAINED_Smith2019 --relRefName REF_MASTER_NC_004102 precursor_polyprotein" calcext:value-type="string">
            <text:p>reference REF_4f_EU39217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f_EU39217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2:.C102])" office:value-type="string" office:string-value="reference REF_4f_EU392174 inherit feature-location --recursive --spanGaps AL_UNCONSTRAINED_Smith2019 --relRefName REF_MASTER_NC_004102 precursor_polyprotein" calcext:value-type="string">
            <text:p>reference REF_4f_EU39217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g_FJ46243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3:.C103])" office:value-type="string" office:string-value="reference REF_4g_FJ462432 inherit feature-location --recursive --spanGaps AL_UNCONSTRAINED_Smith2019 --relRefName REF_MASTER_NC_004102 precursor_polyprotein" calcext:value-type="string">
            <text:p>reference REF_4g_FJ46243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g_JX22797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4:.C104])" office:value-type="string" office:string-value="reference REF_4g_JX227971 inherit feature-location --recursive --spanGaps AL_UNCONSTRAINED_Smith2019 --relRefName REF_MASTER_NC_004102 precursor_polyprotein" calcext:value-type="string">
            <text:p>reference REF_4g_JX22797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g?_JX22796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5:.C105])" office:value-type="string" office:string-value="reference REF_4g?_JX227963 inherit feature-location --recursive --spanGaps AL_UNCONSTRAINED_Smith2019 --relRefName REF_MASTER_NC_004102 precursor_polyprotein" calcext:value-type="string">
            <text:p>reference REF_4g?_JX22796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k_EU39217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6:.C106])" office:value-type="string" office:string-value="reference REF_4k_EU392173 inherit feature-location --recursive --spanGaps AL_UNCONSTRAINED_Smith2019 --relRefName REF_MASTER_NC_004102 precursor_polyprotein" calcext:value-type="string">
            <text:p>reference REF_4k_EU39217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k_FJ46243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7:.C107])" office:value-type="string" office:string-value="reference REF_4k_FJ462438 inherit feature-location --recursive --spanGaps AL_UNCONSTRAINED_Smith2019 --relRefName REF_MASTER_NC_004102 precursor_polyprotein" calcext:value-type="string">
            <text:p>reference REF_4k_FJ46243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k_EU39217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8:.C108])" office:value-type="string" office:string-value="reference REF_4k_EU392171 inherit feature-location --recursive --spanGaps AL_UNCONSTRAINED_Smith2019 --relRefName REF_MASTER_NC_004102 precursor_polyprotein" calcext:value-type="string">
            <text:p>reference REF_4k_EU39217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l_FJ83987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09:.C109])" office:value-type="string" office:string-value="reference REF_4l_FJ839870 inherit feature-location --recursive --spanGaps AL_UNCONSTRAINED_Smith2019 --relRefName REF_MASTER_NC_004102 precursor_polyprotein" calcext:value-type="string">
            <text:p>reference REF_4l_FJ83987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l_JX22795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0:.C110])" office:value-type="string" office:string-value="reference REF_4l_JX227957 inherit feature-location --recursive --spanGaps AL_UNCONSTRAINED_Smith2019 --relRefName REF_MASTER_NC_004102 precursor_polyprotein" calcext:value-type="string">
            <text:p>reference REF_4l_JX22795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m_FJ46243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1:.C111])" office:value-type="string" office:string-value="reference REF_4m_FJ462433 inherit feature-location --recursive --spanGaps AL_UNCONSTRAINED_Smith2019 --relRefName REF_MASTER_NC_004102 precursor_polyprotein" calcext:value-type="string">
            <text:p>reference REF_4m_FJ46243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m_JX22797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2:.C112])" office:value-type="string" office:string-value="reference REF_4m_JX227972 inherit feature-location --recursive --spanGaps AL_UNCONSTRAINED_Smith2019 --relRefName REF_MASTER_NC_004102 precursor_polyprotein" calcext:value-type="string">
            <text:p>reference REF_4m_JX22797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n_FJ46244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3:.C113])" office:value-type="string" office:string-value="reference REF_4n_FJ462441 inherit feature-location --recursive --spanGaps AL_UNCONSTRAINED_Smith2019 --relRefName REF_MASTER_NC_004102 precursor_polyprotein" calcext:value-type="string">
            <text:p>reference REF_4n_FJ46244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n_JX22797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4:.C114])" office:value-type="string" office:string-value="reference REF_4n_JX227970 inherit feature-location --recursive --spanGaps AL_UNCONSTRAINED_Smith2019 --relRefName REF_MASTER_NC_004102 precursor_polyprotein" calcext:value-type="string">
            <text:p>reference REF_4n_JX22797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o_FJ46244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5:.C115])" office:value-type="string" office:string-value="reference REF_4o_FJ462440 inherit feature-location --recursive --spanGaps AL_UNCONSTRAINED_Smith2019 --relRefName REF_MASTER_NC_004102 precursor_polyprotein" calcext:value-type="string">
            <text:p>reference REF_4o_FJ46244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o_JX22797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6:.C116])" office:value-type="string" office:string-value="reference REF_4o_JX227977 inherit feature-location --recursive --spanGaps AL_UNCONSTRAINED_Smith2019 --relRefName REF_MASTER_NC_004102 precursor_polyprotein" calcext:value-type="string">
            <text:p>reference REF_4o_JX22797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p_FJ46243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7:.C117])" office:value-type="string" office:string-value="reference REF_4p_FJ462431 inherit feature-location --recursive --spanGaps AL_UNCONSTRAINED_Smith2019 --relRefName REF_MASTER_NC_004102 precursor_polyprotein" calcext:value-type="string">
            <text:p>reference REF_4p_FJ46243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q_FJ46243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8:.C118])" office:value-type="string" office:string-value="reference REF_4q_FJ462434 inherit feature-location --recursive --spanGaps AL_UNCONSTRAINED_Smith2019 --relRefName REF_MASTER_NC_004102 precursor_polyprotein" calcext:value-type="string">
            <text:p>reference REF_4q_FJ46243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r_FJ46243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19:.C119])" office:value-type="string" office:string-value="reference REF_4r_FJ462439 inherit feature-location --recursive --spanGaps AL_UNCONSTRAINED_Smith2019 --relRefName REF_MASTER_NC_004102 precursor_polyprotein" calcext:value-type="string">
            <text:p>reference REF_4r_FJ46243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r_JX22797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0:.C120])" office:value-type="string" office:string-value="reference REF_4r_JX227976 inherit feature-location --recursive --spanGaps AL_UNCONSTRAINED_Smith2019 --relRefName REF_MASTER_NC_004102 precursor_polyprotein" calcext:value-type="string">
            <text:p>reference REF_4r_JX22797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s_JF73513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1:.C121])" office:value-type="string" office:string-value="reference REF_4s_JF735136 inherit feature-location --recursive --spanGaps AL_UNCONSTRAINED_Smith2019 --relRefName REF_MASTER_NC_004102 precursor_polyprotein" calcext:value-type="string">
            <text:p>reference REF_4s_JF73513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t_FJ83986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2:.C122])" office:value-type="string" office:string-value="reference REF_4t_FJ839869 inherit feature-location --recursive --spanGaps AL_UNCONSTRAINED_Smith2019 --relRefName REF_MASTER_NC_004102 precursor_polyprotein" calcext:value-type="string">
            <text:p>reference REF_4t_FJ83986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v_HQ53700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3:.C123])" office:value-type="string" office:string-value="reference REF_4v_HQ537009 inherit feature-location --recursive --spanGaps AL_UNCONSTRAINED_Smith2019 --relRefName REF_MASTER_NC_004102 precursor_polyprotein" calcext:value-type="string">
            <text:p>reference REF_4v_HQ53700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v_JX22795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4:.C124])" office:value-type="string" office:string-value="reference REF_4v_JX227959 inherit feature-location --recursive --spanGaps AL_UNCONSTRAINED_Smith2019 --relRefName REF_MASTER_NC_004102 precursor_polyprotein" calcext:value-type="string">
            <text:p>reference REF_4v_JX22795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v_HQ53700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5:.C125])" office:value-type="string" office:string-value="reference REF_4v_HQ537008 inherit feature-location --recursive --spanGaps AL_UNCONSTRAINED_Smith2019 --relRefName REF_MASTER_NC_004102 precursor_polyprotein" calcext:value-type="string">
            <text:p>reference REF_4v_HQ53700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v_JX22796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6:.C126])" office:value-type="string" office:string-value="reference REF_4v_JX227960 inherit feature-location --recursive --spanGaps AL_UNCONSTRAINED_Smith2019 --relRefName REF_MASTER_NC_004102 precursor_polyprotein" calcext:value-type="string">
            <text:p>reference REF_4v_JX22796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w_FJ02585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7:.C127])" office:value-type="string" office:string-value="reference REF_4w_FJ025855 inherit feature-location --recursive --spanGaps AL_UNCONSTRAINED_Smith2019 --relRefName REF_MASTER_NC_004102 precursor_polyprotein" calcext:value-type="string">
            <text:p>reference REF_4w_FJ02585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w_FJ02585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8:.C128])" office:value-type="string" office:string-value="reference REF_4w_FJ025856 inherit feature-location --recursive --spanGaps AL_UNCONSTRAINED_Smith2019 --relRefName REF_MASTER_NC_004102 precursor_polyprotein" calcext:value-type="string">
            <text:p>reference REF_4w_FJ02585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FJ02585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29:.C129])" office:value-type="string" office:string-value="reference REF_4_FJ025854 inherit feature-location --recursive --spanGaps AL_UNCONSTRAINED_Smith2019 --relRefName REF_MASTER_NC_004102 precursor_polyprotein" calcext:value-type="string">
            <text:p>reference REF_4_FJ02585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X22796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0:.C130])" office:value-type="string" office:string-value="reference REF_4_JX227964 inherit feature-location --recursive --spanGaps AL_UNCONSTRAINED_Smith2019 --relRefName REF_MASTER_NC_004102 precursor_polyprotein" calcext:value-type="string">
            <text:p>reference REF_4_JX22796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F73512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1:.C131])" office:value-type="string" office:string-value="reference REF_4_JF735127 inherit feature-location --recursive --spanGaps AL_UNCONSTRAINED_Smith2019 --relRefName REF_MASTER_NC_004102 precursor_polyprotein" calcext:value-type="string">
            <text:p>reference REF_4_JF73512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F73513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2:.C132])" office:value-type="string" office:string-value="reference REF_4_JF735132 inherit feature-location --recursive --spanGaps AL_UNCONSTRAINED_Smith2019 --relRefName REF_MASTER_NC_004102 precursor_polyprotein" calcext:value-type="string">
            <text:p>reference REF_4_JF73513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F73513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3:.C133])" office:value-type="string" office:string-value="reference REF_4_JF735131 inherit feature-location --recursive --spanGaps AL_UNCONSTRAINED_Smith2019 --relRefName REF_MASTER_NC_004102 precursor_polyprotein" calcext:value-type="string">
            <text:p>reference REF_4_JF73513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F73513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4:.C134])" office:value-type="string" office:string-value="reference REF_4_JF735130 inherit feature-location --recursive --spanGaps AL_UNCONSTRAINED_Smith2019 --relRefName REF_MASTER_NC_004102 precursor_polyprotein" calcext:value-type="string">
            <text:p>reference REF_4_JF73513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F73512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5:.C135])" office:value-type="string" office:string-value="reference REF_4_JF735129 inherit feature-location --recursive --spanGaps AL_UNCONSTRAINED_Smith2019 --relRefName REF_MASTER_NC_004102 precursor_polyprotein" calcext:value-type="string">
            <text:p>reference REF_4_JF73512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F73513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6:.C136])" office:value-type="string" office:string-value="reference REF_4_JF735138 inherit feature-location --recursive --spanGaps AL_UNCONSTRAINED_Smith2019 --relRefName REF_MASTER_NC_004102 precursor_polyprotein" calcext:value-type="string">
            <text:p>reference REF_4_JF73513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F73513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7:.C137])" office:value-type="string" office:string-value="reference REF_4_JF735135 inherit feature-location --recursive --spanGaps AL_UNCONSTRAINED_Smith2019 --relRefName REF_MASTER_NC_004102 precursor_polyprotein" calcext:value-type="string">
            <text:p>reference REF_4_JF73513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4_JF73513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8:.C138])" office:value-type="string" office:string-value="reference REF_4_JF735134 inherit feature-location --recursive --spanGaps AL_UNCONSTRAINED_Smith2019 --relRefName REF_MASTER_NC_004102 precursor_polyprotein" calcext:value-type="string">
            <text:p>reference REF_4_JF73513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5_AF06449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39:.C139])" office:value-type="string" office:string-value="reference REF_5_AF064490 inherit feature-location --recursive --spanGaps AL_UNCONSTRAINED_Smith2019 --relRefName REF_MASTER_NC_004102 precursor_polyprotein" calcext:value-type="string">
            <text:p>reference REF_5_AF06449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5a_AF06449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0:.C140])" office:value-type="string" office:string-value="reference REF_5a_AF064490 inherit feature-location --recursive --spanGaps AL_UNCONSTRAINED_Smith2019 --relRefName REF_MASTER_NC_004102 precursor_polyprotein" calcext:value-type="string">
            <text:p>reference REF_5a_AF06449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5a_Y1318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1:.C141])" office:value-type="string" office:string-value="reference REF_5a_Y13184 inherit feature-location --recursive --spanGaps AL_UNCONSTRAINED_Smith2019 --relRefName REF_MASTER_NC_004102 precursor_polyprotein" calcext:value-type="string">
            <text:p>reference REF_5a_Y1318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5_KT59524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2:.C142])" office:value-type="string" office:string-value="reference REF_5_KT595242 inherit feature-location --recursive --spanGaps AL_UNCONSTRAINED_Smith2019 --relRefName REF_MASTER_NC_004102 precursor_polyprotein" calcext:value-type="string">
            <text:p>reference REF_5_KT59524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Y1208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3:.C143])" office:value-type="string" office:string-value="reference REF_6_Y12083 inherit feature-location --recursive --spanGaps AL_UNCONSTRAINED_Smith2019 --relRefName REF_MASTER_NC_004102 precursor_polyprotein" calcext:value-type="string">
            <text:p>reference REF_6_Y1208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a_Y1208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4:.C144])" office:value-type="string" office:string-value="reference REF_6a_Y12083 inherit feature-location --recursive --spanGaps AL_UNCONSTRAINED_Smith2019 --relRefName REF_MASTER_NC_004102 precursor_polyprotein" calcext:value-type="string">
            <text:p>reference REF_6a_Y1208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a_AY85952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5:.C145])" office:value-type="string" office:string-value="reference REF_6a_AY859526 inherit feature-location --recursive --spanGaps AL_UNCONSTRAINED_Smith2019 --relRefName REF_MASTER_NC_004102 precursor_polyprotein" calcext:value-type="string">
            <text:p>reference REF_6a_AY85952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a_HQ63993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6:.C146])" office:value-type="string" office:string-value="reference REF_6a_HQ639936 inherit feature-location --recursive --spanGaps AL_UNCONSTRAINED_Smith2019 --relRefName REF_MASTER_NC_004102 precursor_polyprotein" calcext:value-type="string">
            <text:p>reference REF_6a_HQ63993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a_EU24693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7:.C147])" office:value-type="string" office:string-value="reference REF_6a_EU246930 inherit feature-location --recursive --spanGaps AL_UNCONSTRAINED_Smith2019 --relRefName REF_MASTER_NC_004102 precursor_polyprotein" calcext:value-type="string">
            <text:p>reference REF_6a_EU24693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b_D8426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8:.C148])" office:value-type="string" office:string-value="reference REF_6b_D84262 inherit feature-location --recursive --spanGaps AL_UNCONSTRAINED_Smith2019 --relRefName REF_MASTER_NC_004102 precursor_polyprotein" calcext:value-type="string">
            <text:p>reference REF_6b_D8426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c_EF42462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49:.C149])" office:value-type="string" office:string-value="reference REF_6c_EF424629 inherit feature-location --recursive --spanGaps AL_UNCONSTRAINED_Smith2019 --relRefName REF_MASTER_NC_004102 precursor_polyprotein" calcext:value-type="string">
            <text:p>reference REF_6c_EF42462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d_D8426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0:.C150])" office:value-type="string" office:string-value="reference REF_6d_D84263 inherit feature-location --recursive --spanGaps AL_UNCONSTRAINED_Smith2019 --relRefName REF_MASTER_NC_004102 precursor_polyprotein" calcext:value-type="string">
            <text:p>reference REF_6d_D8426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e_DQ31480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1:.C151])" office:value-type="string" office:string-value="reference REF_6e_DQ314805 inherit feature-location --recursive --spanGaps AL_UNCONSTRAINED_Smith2019 --relRefName REF_MASTER_NC_004102 precursor_polyprotein" calcext:value-type="string">
            <text:p>reference REF_6e_DQ31480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e_EU24693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2:.C152])" office:value-type="string" office:string-value="reference REF_6e_EU246932 inherit feature-location --recursive --spanGaps AL_UNCONSTRAINED_Smith2019 --relRefName REF_MASTER_NC_004102 precursor_polyprotein" calcext:value-type="string">
            <text:p>reference REF_6e_EU24693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e?_EU24693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3:.C153])" office:value-type="string" office:string-value="reference REF_6e?_EU246931 inherit feature-location --recursive --spanGaps AL_UNCONSTRAINED_Smith2019 --relRefName REF_MASTER_NC_004102 precursor_polyprotein" calcext:value-type="string">
            <text:p>reference REF_6e?_EU24693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f_DQ83576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4:.C154])" office:value-type="string" office:string-value="reference REF_6f_DQ835760 inherit feature-location --recursive --spanGaps AL_UNCONSTRAINED_Smith2019 --relRefName REF_MASTER_NC_004102 precursor_polyprotein" calcext:value-type="string">
            <text:p>reference REF_6f_DQ83576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f_EU24693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5:.C155])" office:value-type="string" office:string-value="reference REF_6f_EU246936 inherit feature-location --recursive --spanGaps AL_UNCONSTRAINED_Smith2019 --relRefName REF_MASTER_NC_004102 precursor_polyprotein" calcext:value-type="string">
            <text:p>reference REF_6f_EU24693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g_D6382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6:.C156])" office:value-type="string" office:string-value="reference REF_6g_D63822 inherit feature-location --recursive --spanGaps AL_UNCONSTRAINED_Smith2019 --relRefName REF_MASTER_NC_004102 precursor_polyprotein" calcext:value-type="string">
            <text:p>reference REF_6g_D6382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g_DQ31480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7:.C157])" office:value-type="string" office:string-value="reference REF_6g_DQ314806 inherit feature-location --recursive --spanGaps AL_UNCONSTRAINED_Smith2019 --relRefName REF_MASTER_NC_004102 precursor_polyprotein" calcext:value-type="string">
            <text:p>reference REF_6g_DQ31480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h_D8426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8:.C158])" office:value-type="string" office:string-value="reference REF_6h_D84265 inherit feature-location --recursive --spanGaps AL_UNCONSTRAINED_Smith2019 --relRefName REF_MASTER_NC_004102 precursor_polyprotein" calcext:value-type="string">
            <text:p>reference REF_6h_D8426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i_DQ83577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59:.C159])" office:value-type="string" office:string-value="reference REF_6i_DQ835770 inherit feature-location --recursive --spanGaps AL_UNCONSTRAINED_Smith2019 --relRefName REF_MASTER_NC_004102 precursor_polyprotein" calcext:value-type="string">
            <text:p>reference REF_6i_DQ83577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i_DQ83576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0:.C160])" office:value-type="string" office:string-value="reference REF_6i_DQ835762 inherit feature-location --recursive --spanGaps AL_UNCONSTRAINED_Smith2019 --relRefName REF_MASTER_NC_004102 precursor_polyprotein" calcext:value-type="string">
            <text:p>reference REF_6i_DQ83576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j_DQ83576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1:.C161])" office:value-type="string" office:string-value="reference REF_6j_DQ835769 inherit feature-location --recursive --spanGaps AL_UNCONSTRAINED_Smith2019 --relRefName REF_MASTER_NC_004102 precursor_polyprotein" calcext:value-type="string">
            <text:p>reference REF_6j_DQ83576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j_DQ83576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2:.C162])" office:value-type="string" office:string-value="reference REF_6j_DQ835761 inherit feature-location --recursive --spanGaps AL_UNCONSTRAINED_Smith2019 --relRefName REF_MASTER_NC_004102 precursor_polyprotein" calcext:value-type="string">
            <text:p>reference REF_6j_DQ83576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k_D8426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3:.C163])" office:value-type="string" office:string-value="reference REF_6k_D84264 inherit feature-location --recursive --spanGaps AL_UNCONSTRAINED_Smith2019 --relRefName REF_MASTER_NC_004102 precursor_polyprotein" calcext:value-type="string">
            <text:p>reference REF_6k_D8426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l_EF42462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4:.C164])" office:value-type="string" office:string-value="reference REF_6l_EF424628 inherit feature-location --recursive --spanGaps AL_UNCONSTRAINED_Smith2019 --relRefName REF_MASTER_NC_004102 precursor_polyprotein" calcext:value-type="string">
            <text:p>reference REF_6l_EF42462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l_JX18355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5:.C165])" office:value-type="string" office:string-value="reference REF_6l_JX183556 inherit feature-location --recursive --spanGaps AL_UNCONSTRAINED_Smith2019 --relRefName REF_MASTER_NC_004102 precursor_polyprotein" calcext:value-type="string">
            <text:p>reference REF_6l_JX18355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m_DQ83576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6:.C166])" office:value-type="string" office:string-value="reference REF_6m_DQ835767 inherit feature-location --recursive --spanGaps AL_UNCONSTRAINED_Smith2019 --relRefName REF_MASTER_NC_004102 precursor_polyprotein" calcext:value-type="string">
            <text:p>reference REF_6m_DQ83576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m_DQ83576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7:.C167])" office:value-type="string" office:string-value="reference REF_6m_DQ835766 inherit feature-location --recursive --spanGaps AL_UNCONSTRAINED_Smith2019 --relRefName REF_MASTER_NC_004102 precursor_polyprotein" calcext:value-type="string">
            <text:p>reference REF_6m_DQ83576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n_DQ27889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8:.C168])" office:value-type="string" office:string-value="reference REF_6n_DQ278894 inherit feature-location --recursive --spanGaps AL_UNCONSTRAINED_Smith2019 --relRefName REF_MASTER_NC_004102 precursor_polyprotein" calcext:value-type="string">
            <text:p>reference REF_6n_DQ27889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n_DQ83576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69:.C169])" office:value-type="string" office:string-value="reference REF_6n_DQ835768 inherit feature-location --recursive --spanGaps AL_UNCONSTRAINED_Smith2019 --relRefName REF_MASTER_NC_004102 precursor_polyprotein" calcext:value-type="string">
            <text:p>reference REF_6n_DQ83576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n_EU24693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0:.C170])" office:value-type="string" office:string-value="reference REF_6n_EU246938 inherit feature-location --recursive --spanGaps AL_UNCONSTRAINED_Smith2019 --relRefName REF_MASTER_NC_004102 precursor_polyprotein" calcext:value-type="string">
            <text:p>reference REF_6n_EU24693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o_EF42462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1:.C171])" office:value-type="string" office:string-value="reference REF_6o_EF424627 inherit feature-location --recursive --spanGaps AL_UNCONSTRAINED_Smith2019 --relRefName REF_MASTER_NC_004102 precursor_polyprotein" calcext:value-type="string">
            <text:p>reference REF_6o_EF42462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o_EU24693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2:.C172])" office:value-type="string" office:string-value="reference REF_6o_EU246934 inherit feature-location --recursive --spanGaps AL_UNCONSTRAINED_Smith2019 --relRefName REF_MASTER_NC_004102 precursor_polyprotein" calcext:value-type="string">
            <text:p>reference REF_6o_EU24693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p_EF42462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3:.C173])" office:value-type="string" office:string-value="reference REF_6p_EF424626 inherit feature-location --recursive --spanGaps AL_UNCONSTRAINED_Smith2019 --relRefName REF_MASTER_NC_004102 precursor_polyprotein" calcext:value-type="string">
            <text:p>reference REF_6p_EF42462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q_EF42462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4:.C174])" office:value-type="string" office:string-value="reference REF_6q_EF424625 inherit feature-location --recursive --spanGaps AL_UNCONSTRAINED_Smith2019 --relRefName REF_MASTER_NC_004102 precursor_polyprotein" calcext:value-type="string">
            <text:p>reference REF_6q_EF42462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r_EU40832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5:.C175])" office:value-type="string" office:string-value="reference REF_6r_EU408328 inherit feature-location --recursive --spanGaps AL_UNCONSTRAINED_Smith2019 --relRefName REF_MASTER_NC_004102 precursor_polyprotein" calcext:value-type="string">
            <text:p>reference REF_6r_EU40832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s_EU40832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6:.C176])" office:value-type="string" office:string-value="reference REF_6s_EU408329 inherit feature-location --recursive --spanGaps AL_UNCONSTRAINED_Smith2019 --relRefName REF_MASTER_NC_004102 precursor_polyprotein" calcext:value-type="string">
            <text:p>reference REF_6s_EU40832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t_EF63207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7:.C177])" office:value-type="string" office:string-value="reference REF_6t_EF632071 inherit feature-location --recursive --spanGaps AL_UNCONSTRAINED_Smith2019 --relRefName REF_MASTER_NC_004102 precursor_polyprotein" calcext:value-type="string">
            <text:p>reference REF_6t_EF63207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t_EU24693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8:.C178])" office:value-type="string" office:string-value="reference REF_6t_EU246939 inherit feature-location --recursive --spanGaps AL_UNCONSTRAINED_Smith2019 --relRefName REF_MASTER_NC_004102 precursor_polyprotein" calcext:value-type="string">
            <text:p>reference REF_6t_EU24693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u_EU24694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79:.C179])" office:value-type="string" office:string-value="reference REF_6u_EU246940 inherit feature-location --recursive --spanGaps AL_UNCONSTRAINED_Smith2019 --relRefName REF_MASTER_NC_004102 precursor_polyprotein" calcext:value-type="string">
            <text:p>reference REF_6u_EU24694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v_EU15818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0:.C180])" office:value-type="string" office:string-value="reference REF_6v_EU158186 inherit feature-location --recursive --spanGaps AL_UNCONSTRAINED_Smith2019 --relRefName REF_MASTER_NC_004102 precursor_polyprotein" calcext:value-type="string">
            <text:p>reference REF_6v_EU15818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v_EU79876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1:.C181])" office:value-type="string" office:string-value="reference REF_6v_EU798760 inherit feature-location --recursive --spanGaps AL_UNCONSTRAINED_Smith2019 --relRefName REF_MASTER_NC_004102 precursor_polyprotein" calcext:value-type="string">
            <text:p>reference REF_6v_EU79876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v_EU79876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2:.C182])" office:value-type="string" office:string-value="reference REF_6v_EU798761 inherit feature-location --recursive --spanGaps AL_UNCONSTRAINED_Smith2019 --relRefName REF_MASTER_NC_004102 precursor_polyprotein" calcext:value-type="string">
            <text:p>reference REF_6v_EU79876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w_DQ27889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3:.C183])" office:value-type="string" office:string-value="reference REF_6w_DQ278892 inherit feature-location --recursive --spanGaps AL_UNCONSTRAINED_Smith2019 --relRefName REF_MASTER_NC_004102 precursor_polyprotein" calcext:value-type="string">
            <text:p>reference REF_6w_DQ27889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w_EU64383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4:.C184])" office:value-type="string" office:string-value="reference REF_6w_EU643834 inherit feature-location --recursive --spanGaps AL_UNCONSTRAINED_Smith2019 --relRefName REF_MASTER_NC_004102 precursor_polyprotein" calcext:value-type="string">
            <text:p>reference REF_6w_EU64383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w_EU64383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5:.C185])" office:value-type="string" office:string-value="reference REF_6w_EU643836 inherit feature-location --recursive --spanGaps AL_UNCONSTRAINED_Smith2019 --relRefName REF_MASTER_NC_004102 precursor_polyprotein" calcext:value-type="string">
            <text:p>reference REF_6w_EU64383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a_EU40833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6:.C186])" office:value-type="string" office:string-value="reference REF_6xa_EU408330 inherit feature-location --recursive --spanGaps AL_UNCONSTRAINED_Smith2019 --relRefName REF_MASTER_NC_004102 precursor_polyprotein" calcext:value-type="string">
            <text:p>reference REF_6xa_EU40833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a_EU40833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7:.C187])" office:value-type="string" office:string-value="reference REF_6xa_EU408332 inherit feature-location --recursive --spanGaps AL_UNCONSTRAINED_Smith2019 --relRefName REF_MASTER_NC_004102 precursor_polyprotein" calcext:value-type="string">
            <text:p>reference REF_6xa_EU40833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a_EU40833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8:.C188])" office:value-type="string" office:string-value="reference REF_6xa_EU408331 inherit feature-location --recursive --spanGaps AL_UNCONSTRAINED_Smith2019 --relRefName REF_MASTER_NC_004102 precursor_polyprotein" calcext:value-type="string">
            <text:p>reference REF_6xa_EU40833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b_JX18355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89:.C189])" office:value-type="string" office:string-value="reference REF_6xb_JX183552 inherit feature-location --recursive --spanGaps AL_UNCONSTRAINED_Smith2019 --relRefName REF_MASTER_NC_004102 precursor_polyprotein" calcext:value-type="string">
            <text:p>reference REF_6xb_JX18355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b_KJ56764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0:.C190])" office:value-type="string" office:string-value="reference REF_6xb_KJ567645 inherit feature-location --recursive --spanGaps AL_UNCONSTRAINED_Smith2019 --relRefName REF_MASTER_NC_004102 precursor_polyprotein" calcext:value-type="string">
            <text:p>reference REF_6xb_KJ56764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c_KJ56765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1:.C191])" office:value-type="string" office:string-value="reference REF_6xc_KJ567651 inherit feature-location --recursive --spanGaps AL_UNCONSTRAINED_Smith2019 --relRefName REF_MASTER_NC_004102 precursor_polyprotein" calcext:value-type="string">
            <text:p>reference REF_6xc_KJ56765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d_KM25278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2:.C192])" office:value-type="string" office:string-value="reference REF_6xd_KM252789 inherit feature-location --recursive --spanGaps AL_UNCONSTRAINED_Smith2019 --relRefName REF_MASTER_NC_004102 precursor_polyprotein" calcext:value-type="string">
            <text:p>reference REF_6xd_KM25278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d_KM25279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3:.C193])" office:value-type="string" office:string-value="reference REF_6xd_KM252790 inherit feature-location --recursive --spanGaps AL_UNCONSTRAINED_Smith2019 --relRefName REF_MASTER_NC_004102 precursor_polyprotein" calcext:value-type="string">
            <text:p>reference REF_6xd_KM25279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d_KM25279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4:.C194])" office:value-type="string" office:string-value="reference REF_6xd_KM252791 inherit feature-location --recursive --spanGaps AL_UNCONSTRAINED_Smith2019 --relRefName REF_MASTER_NC_004102 precursor_polyprotein" calcext:value-type="string">
            <text:p>reference REF_6xd_KM25279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e_JX18355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5:.C195])" office:value-type="string" office:string-value="reference REF_6xe_JX183557 inherit feature-location --recursive --spanGaps AL_UNCONSTRAINED_Smith2019 --relRefName REF_MASTER_NC_004102 precursor_polyprotein" calcext:value-type="string">
            <text:p>reference REF_6xe_JX18355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e_KM25279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6:.C196])" office:value-type="string" office:string-value="reference REF_6xe_KM252792 inherit feature-location --recursive --spanGaps AL_UNCONSTRAINED_Smith2019 --relRefName REF_MASTER_NC_004102 precursor_polyprotein" calcext:value-type="string">
            <text:p>reference REF_6xe_KM25279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f_KJ56764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7:.C197])" office:value-type="string" office:string-value="reference REF_6xf_KJ567646 inherit feature-location --recursive --spanGaps AL_UNCONSTRAINED_Smith2019 --relRefName REF_MASTER_NC_004102 precursor_polyprotein" calcext:value-type="string">
            <text:p>reference REF_6xf_KJ56764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f_KJ567647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8:.C198])" office:value-type="string" office:string-value="reference REF_6xf_KJ567647 inherit feature-location --recursive --spanGaps AL_UNCONSTRAINED_Smith2019 --relRefName REF_MASTER_NC_004102 precursor_polyprotein" calcext:value-type="string">
            <text:p>reference REF_6xf_KJ567647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g_MH49236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199:.C199])" office:value-type="string" office:string-value="reference REF_6xg_MH492361 inherit feature-location --recursive --spanGaps AL_UNCONSTRAINED_Smith2019 --relRefName REF_MASTER_NC_004102 precursor_polyprotein" calcext:value-type="string">
            <text:p>reference REF_6xg_MH49236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g_MH49236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0:.C200])" office:value-type="string" office:string-value="reference REF_6xg_MH492360 inherit feature-location --recursive --spanGaps AL_UNCONSTRAINED_Smith2019 --relRefName REF_MASTER_NC_004102 precursor_polyprotein" calcext:value-type="string">
            <text:p>reference REF_6xg_MH49236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g_MH49236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1:.C201])" office:value-type="string" office:string-value="reference REF_6xg_MH492362 inherit feature-location --recursive --spanGaps AL_UNCONSTRAINED_Smith2019 --relRefName REF_MASTER_NC_004102 precursor_polyprotein" calcext:value-type="string">
            <text:p>reference REF_6xg_MH49236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xh_MG87900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2:.C202])" office:value-type="string" office:string-value="reference REF_6xh_MG879000 inherit feature-location --recursive --spanGaps AL_UNCONSTRAINED_Smith2019 --relRefName REF_MASTER_NC_004102 precursor_polyprotein" calcext:value-type="string">
            <text:p>reference REF_6xh_MG87900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DQ27889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3:.C203])" office:value-type="string" office:string-value="reference REF_6_DQ278891 inherit feature-location --recursive --spanGaps AL_UNCONSTRAINED_Smith2019 --relRefName REF_MASTER_NC_004102 precursor_polyprotein" calcext:value-type="string">
            <text:p>reference REF_6_DQ27889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DQ27889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4:.C204])" office:value-type="string" office:string-value="reference REF_6_DQ278893 inherit feature-location --recursive --spanGaps AL_UNCONSTRAINED_Smith2019 --relRefName REF_MASTER_NC_004102 precursor_polyprotein" calcext:value-type="string">
            <text:p>reference REF_6_DQ27889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JX18355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5:.C205])" office:value-type="string" office:string-value="reference REF_6_JX183558 inherit feature-location --recursive --spanGaps AL_UNCONSTRAINED_Smith2019 --relRefName REF_MASTER_NC_004102 precursor_polyprotein" calcext:value-type="string">
            <text:p>reference REF_6_JX18355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JX18355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6:.C206])" office:value-type="string" office:string-value="reference REF_6_JX183553 inherit feature-location --recursive --spanGaps AL_UNCONSTRAINED_Smith2019 --relRefName REF_MASTER_NC_004102 precursor_polyprotein" calcext:value-type="string">
            <text:p>reference REF_6_JX18355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JX18355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7:.C207])" office:value-type="string" office:string-value="reference REF_6_JX183554 inherit feature-location --recursive --spanGaps AL_UNCONSTRAINED_Smith2019 --relRefName REF_MASTER_NC_004102 precursor_polyprotein" calcext:value-type="string">
            <text:p>reference REF_6_JX18355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JX18355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8:.C208])" office:value-type="string" office:string-value="reference REF_6_JX183551 inherit feature-location --recursive --spanGaps AL_UNCONSTRAINED_Smith2019 --relRefName REF_MASTER_NC_004102 precursor_polyprotein" calcext:value-type="string">
            <text:p>reference REF_6_JX18355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JX18354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09:.C209])" office:value-type="string" office:string-value="reference REF_6_JX183549 inherit feature-location --recursive --spanGaps AL_UNCONSTRAINED_Smith2019 --relRefName REF_MASTER_NC_004102 precursor_polyprotein" calcext:value-type="string">
            <text:p>reference REF_6_JX18354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JX18355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0:.C210])" office:value-type="string" office:string-value="reference REF_6_JX183550 inherit feature-location --recursive --spanGaps AL_UNCONSTRAINED_Smith2019 --relRefName REF_MASTER_NC_004102 precursor_polyprotein" calcext:value-type="string">
            <text:p>reference REF_6_JX18355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47062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1:.C211])" office:value-type="string" office:string-value="reference REF_6_KJ470620 inherit feature-location --recursive --spanGaps AL_UNCONSTRAINED_Smith2019 --relRefName REF_MASTER_NC_004102 precursor_polyprotein" calcext:value-type="string">
            <text:p>reference REF_6_KJ47062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47062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2:.C212])" office:value-type="string" office:string-value="reference REF_6_KJ470621 inherit feature-location --recursive --spanGaps AL_UNCONSTRAINED_Smith2019 --relRefName REF_MASTER_NC_004102 precursor_polyprotein" calcext:value-type="string">
            <text:p>reference REF_6_KJ470621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47062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3:.C213])" office:value-type="string" office:string-value="reference REF_6_KJ470622 inherit feature-location --recursive --spanGaps AL_UNCONSTRAINED_Smith2019 --relRefName REF_MASTER_NC_004102 precursor_polyprotein" calcext:value-type="string">
            <text:p>reference REF_6_KJ47062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470623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4:.C214])" office:value-type="string" office:string-value="reference REF_6_KJ470623 inherit feature-location --recursive --spanGaps AL_UNCONSTRAINED_Smith2019 --relRefName REF_MASTER_NC_004102 precursor_polyprotein" calcext:value-type="string">
            <text:p>reference REF_6_KJ470623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47062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5:.C215])" office:value-type="string" office:string-value="reference REF_6_KJ470624 inherit feature-location --recursive --spanGaps AL_UNCONSTRAINED_Smith2019 --relRefName REF_MASTER_NC_004102 precursor_polyprotein" calcext:value-type="string">
            <text:p>reference REF_6_KJ47062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470625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6:.C216])" office:value-type="string" office:string-value="reference REF_6_KJ470625 inherit feature-location --recursive --spanGaps AL_UNCONSTRAINED_Smith2019 --relRefName REF_MASTER_NC_004102 precursor_polyprotein" calcext:value-type="string">
            <text:p>reference REF_6_KJ470625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C84403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7:.C217])" office:value-type="string" office:string-value="reference REF_6_KC844039 inherit feature-location --recursive --spanGaps AL_UNCONSTRAINED_Smith2019 --relRefName REF_MASTER_NC_004102 precursor_polyprotein" calcext:value-type="string">
            <text:p>reference REF_6_KC84403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C84404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8:.C218])" office:value-type="string" office:string-value="reference REF_6_KC844040 inherit feature-location --recursive --spanGaps AL_UNCONSTRAINED_Smith2019 --relRefName REF_MASTER_NC_004102 precursor_polyprotein" calcext:value-type="string">
            <text:p>reference REF_6_KC84404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56765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19:.C219])" office:value-type="string" office:string-value="reference REF_6_KJ567652 inherit feature-location --recursive --spanGaps AL_UNCONSTRAINED_Smith2019 --relRefName REF_MASTER_NC_004102 precursor_polyprotein" calcext:value-type="string">
            <text:p>reference REF_6_KJ56765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56765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0:.C220])" office:value-type="string" office:string-value="reference REF_6_KJ567650 inherit feature-location --recursive --spanGaps AL_UNCONSTRAINED_Smith2019 --relRefName REF_MASTER_NC_004102 precursor_polyprotein" calcext:value-type="string">
            <text:p>reference REF_6_KJ56765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56764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1:.C221])" office:value-type="string" office:string-value="reference REF_6_KJ567649 inherit feature-location --recursive --spanGaps AL_UNCONSTRAINED_Smith2019 --relRefName REF_MASTER_NC_004102 precursor_polyprotein" calcext:value-type="string">
            <text:p>reference REF_6_KJ56764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56764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2:.C222])" office:value-type="string" office:string-value="reference REF_6_KJ567648 inherit feature-location --recursive --spanGaps AL_UNCONSTRAINED_Smith2019 --relRefName REF_MASTER_NC_004102 precursor_polyprotein" calcext:value-type="string">
            <text:p>reference REF_6_KJ56764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KJ567644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3:.C223])" office:value-type="string" office:string-value="reference REF_6_KJ567644 inherit feature-location --recursive --spanGaps AL_UNCONSTRAINED_Smith2019 --relRefName REF_MASTER_NC_004102 precursor_polyprotein" calcext:value-type="string">
            <text:p>reference REF_6_KJ567644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6_MG87899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4:.C224])" office:value-type="string" office:string-value="reference REF_6_MG878999 inherit feature-location --recursive --spanGaps AL_UNCONSTRAINED_Smith2019 --relRefName REF_MASTER_NC_004102 precursor_polyprotein" calcext:value-type="string">
            <text:p>reference REF_6_MG87899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7_EF10830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5:.C225])" office:value-type="string" office:string-value="reference REF_7_EF108306 inherit feature-location --recursive --spanGaps AL_UNCONSTRAINED_Smith2019 --relRefName REF_MASTER_NC_004102 precursor_polyprotein" calcext:value-type="string">
            <text:p>reference REF_7_EF10830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7a_EF108306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6:.C226])" office:value-type="string" office:string-value="reference REF_7a_EF108306 inherit feature-location --recursive --spanGaps AL_UNCONSTRAINED_Smith2019 --relRefName REF_MASTER_NC_004102 precursor_polyprotein" calcext:value-type="string">
            <text:p>reference REF_7a_EF108306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7b_KX092342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7:.C227])" office:value-type="string" office:string-value="reference REF_7b_KX092342 inherit feature-location --recursive --spanGaps AL_UNCONSTRAINED_Smith2019 --relRefName REF_MASTER_NC_004102 precursor_polyprotein" calcext:value-type="string">
            <text:p>reference REF_7b_KX092342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8_MH59069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8:.C228])" office:value-type="string" office:string-value="reference REF_8_MH590698 inherit feature-location --recursive --spanGaps AL_UNCONSTRAINED_Smith2019 --relRefName REF_MASTER_NC_004102 precursor_polyprotein" calcext:value-type="string">
            <text:p>reference REF_8_MH59069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8a_MH590698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29:.C229])" office:value-type="string" office:string-value="reference REF_8a_MH590698 inherit feature-location --recursive --spanGaps AL_UNCONSTRAINED_Smith2019 --relRefName REF_MASTER_NC_004102 precursor_polyprotein" calcext:value-type="string">
            <text:p>reference REF_8a_MH590698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8a_MH590699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30:.C230])" office:value-type="string" office:string-value="reference REF_8a_MH590699 inherit feature-location --recursive --spanGaps AL_UNCONSTRAINED_Smith2019 --relRefName REF_MASTER_NC_004102 precursor_polyprotein" calcext:value-type="string">
            <text:p>reference REF_8a_MH590699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8a_MH590700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31:.C231])" office:value-type="string" office:string-value="reference REF_8a_MH590700 inherit feature-location --recursive --spanGaps AL_UNCONSTRAINED_Smith2019 --relRefName REF_MASTER_NC_004102 precursor_polyprotein" calcext:value-type="string">
            <text:p>reference REF_8a_MH590700 inherit feature-location --recursive --spanGaps AL_UNCONSTRAINED_Smith2019 --relRefName REF_MASTER_NC_004102 precursor_polyprotein</text:p>
          </table:table-cell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REF_8a_MH590701</text:p>
          </table:table-cell>
          <table:table-cell office:value-type="string" calcext:value-type="string">
            <text:p><text:s/>inherit feature-location --recursive --spanGaps AL_UNCONSTRAINED_Smith2019 --relRefName REF_MASTER_NC_004102 precursor_polyprotein</text:p>
          </table:table-cell>
          <table:table-cell table:formula="of:=COM.MICROSOFT.CONCAT([.A232:.C232])" office:value-type="string" office:string-value="reference REF_8a_MH590701 inherit feature-location --recursive --spanGaps AL_UNCONSTRAINED_Smith2019 --relRefName REF_MASTER_NC_004102 precursor_polyprotein" calcext:value-type="string">
            <text:p>reference REF_8a_MH590701 inherit feature-location --recursive --spanGaps AL_UNCONSTRAINED_Smith2019 --relRefName REF_MASTER_NC_004102 precursor_polyprotein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formula="of:=COM.MICROSOFT.CONCAT([.B1:.J1])" office:value-type="string" office:string-value="reference REF_1_NC_004102 set field displayName “Genotype 1 Reference (NC_004102)”" calcext:value-type="string">
            <text:p>reference REF_1_NC_004102 set field displayName “Genotype 1 Reference (NC_004102)”</text:p>
          </table:table-cell>
          <table:table-cell office:value-type="string" calcext:value-type="string">
            <text:p>reference </text:p>
          </table:table-cell>
          <table:table-cell office:value-type="string" calcext:value-type="string">
            <text:p>REF_1_NC_00410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C_00410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:.J2])" office:value-type="string" office:string-value="referenceREF_1a_NC_004102 set field displayName “Subtype 1a Reference (NC_004102)”" calcext:value-type="string">
            <text:p>referenceREF_1a_NC_004102 set field displayName “Subtype 1a Reference (NC_00410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a_NC_00410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C_00410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:.J3])" office:value-type="string" office:string-value="referenceREF_1a_AF009606 set field displayName “Subtype 1a Reference (AF009606)”" calcext:value-type="string">
            <text:p>referenceREF_1a_AF009606 set field displayName “Subtype 1a Reference (AF00960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a_AF00960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F00960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:.J4])" office:value-type="string" office:string-value="referenceREF_1a_M62321 set field displayName “Subtype 1a Reference (M62321)”" calcext:value-type="string">
            <text:p>referenceREF_1a_M62321 set field displayName “Subtype 1a Reference (M6232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a_M6232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6232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:.J5])" office:value-type="string" office:string-value="referenceREF_1a_M67463 set field displayName “Subtype 1a Reference (M67463)”" calcext:value-type="string">
            <text:p>referenceREF_1a_M67463 set field displayName “Subtype 1a Reference (M6746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a_M6746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6746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:.J6])" office:value-type="string" office:string-value="referenceREF_1a_HQ850279 set field displayName “Subtype 1a Reference (HQ850279)”" calcext:value-type="string">
            <text:p>referenceREF_1a_HQ850279 set field displayName “Subtype 1a Reference (HQ85027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a_HQ85027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Q85027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:.J7])" office:value-type="string" office:string-value="referenceREF_1a_EF407457 set field displayName “Subtype 1a Reference (EF407457)”" calcext:value-type="string">
            <text:p>referenceREF_1a_EF407457 set field displayName “Subtype 1a Reference (EF40745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a_EF40745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40745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:.J8])" office:value-type="string" office:string-value="referenceREF_1b_D90208 set field displayName “Subtype 1b Reference (D90208)”" calcext:value-type="string">
            <text:p>referenceREF_1b_D90208 set field displayName “Subtype 1b Reference (D9020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b_D9020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9020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:.J9])" office:value-type="string" office:string-value="referenceREF_1b_M58335 set field displayName “Subtype 1b Reference (M58335)”" calcext:value-type="string">
            <text:p>referenceREF_1b_M58335 set field displayName “Subtype 1b Reference (M5833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b_M5833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5833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:.J10])" office:value-type="string" office:string-value="referenceREF_1b_EU781827 set field displayName “Subtype 1b Reference (EU781827)”" calcext:value-type="string">
            <text:p>referenceREF_1b_EU781827 set field displayName “Subtype 1b Reference (EU78182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b_EU78182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78182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:.J11])" office:value-type="string" office:string-value="referenceREF_1b_EU781828 set field displayName “Subtype 1b Reference (EU781828)”" calcext:value-type="string">
            <text:p>referenceREF_1b_EU781828 set field displayName “Subtype 1b Reference (EU78182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b_EU78182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78182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:.J12])" office:value-type="string" office:string-value="referenceREF_1c_D14853 set field displayName “Subtype 1c Reference (D14853)”" calcext:value-type="string">
            <text:p>referenceREF_1c_D14853 set field displayName “Subtype 1c Reference (D1485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c_D1485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1485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:.J13])" office:value-type="string" office:string-value="referenceREF_1c_AY051292 set field displayName “Subtype 1c Reference (AY051292)”" calcext:value-type="string">
            <text:p>referenceREF_1c_AY051292 set field displayName “Subtype 1c Reference (AY05129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c_AY05129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Y05129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:.J14])" office:value-type="string" office:string-value="referenceREF_1c_AY651061 set field displayName “Subtype 1c Reference (AY651061)”" calcext:value-type="string">
            <text:p>referenceREF_1c_AY651061 set field displayName “Subtype 1c Reference (AY65106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c_AY65106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Y65106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:.J15])" office:value-type="string" office:string-value="referenceREF_1d_KJ439768 set field displayName “Subtype 1d Reference (KJ439768)”" calcext:value-type="string">
            <text:p>referenceREF_1d_KJ439768 set field displayName “Subtype 1d Reference (KJ43976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d_KJ43976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6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:.J16])" office:value-type="string" office:string-value="referenceREF_1e_KC248194 set field displayName “Subtype 1e Reference (KC248194)”" calcext:value-type="string">
            <text:p>referenceREF_1e_KC248194 set field displayName “Subtype 1e Reference (KC24819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e_KC24819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24819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:.J17])" office:value-type="string" office:string-value="referenceREF_1g_AM910652 set field displayName “Subtype 1g Reference (AM910652)”" calcext:value-type="string">
            <text:p>referenceREF_1g_AM910652 set field displayName “Subtype 1g Reference (AM91065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g_AM91065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M91065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:.J18])" office:value-type="string" office:string-value="referenceREF_1h_KC248198 set field displayName “Subtype 1h Reference (KC248198)”" calcext:value-type="string">
            <text:p>referenceREF_1h_KC248198 set field displayName “Subtype 1h Reference (KC24819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h_KC24819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24819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:.J19])" office:value-type="string" office:string-value="referenceREF_1h_KC248199 set field displayName “Subtype 1h Reference (KC248199)”" calcext:value-type="string">
            <text:p>referenceREF_1h_KC248199 set field displayName “Subtype 1h Reference (KC24819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h_KC24819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24819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:.J20])" office:value-type="string" office:string-value="referenceREF_1i_KJ439772 set field displayName “Subtype 1i Reference (KJ439772)”" calcext:value-type="string">
            <text:p>referenceREF_1i_KJ439772 set field displayName “Subtype 1i Reference (KJ43977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i_KJ43977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i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7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:.J21])" office:value-type="string" office:string-value="referenceREF_1j_KJ439773 set field displayName “Subtype 1j Reference (KJ439773)”" calcext:value-type="string">
            <text:p>referenceREF_1j_KJ439773 set field displayName “Subtype 1j Reference (KJ43977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j_KJ43977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7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:.J22])" office:value-type="string" office:string-value="referenceREF_1k_KJ439774 set field displayName “Subtype 1k Reference (KJ439774)”" calcext:value-type="string">
            <text:p>referenceREF_1k_KJ439774 set field displayName “Subtype 1k Reference (KJ43977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k_KJ43977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7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3:.J23])" office:value-type="string" office:string-value="referenceREF_1l_KC248193 set field displayName “Subtype 1l Reference (KC248193)”" calcext:value-type="string">
            <text:p>referenceREF_1l_KC248193 set field displayName “Subtype 1l Reference (KC24819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l_KC24819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24819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4:.J24])" office:value-type="string" office:string-value="referenceREF_1l_KC248197 set field displayName “Subtype 1l Reference (KC248197)”" calcext:value-type="string">
            <text:p>referenceREF_1l_KC248197 set field displayName “Subtype 1l Reference (KC24819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l_KC24819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24819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5:.J25])" office:value-type="string" office:string-value="referenceREF_1l_KC248196 set field displayName “Subtype 1l Reference (KC248196)”" calcext:value-type="string">
            <text:p>referenceREF_1l_KC248196 set field displayName “Subtype 1l Reference (KC24819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l_KC24819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24819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6:.J26])" office:value-type="string" office:string-value="referenceREF_1m_KJ439778 set field displayName “Subtype 1m Reference (KJ439778)”" calcext:value-type="string">
            <text:p>referenceREF_1m_KJ439778 set field displayName “Subtype 1m Reference (KJ43977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m_KJ43977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7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7:.J27])" office:value-type="string" office:string-value="referenceREF_1m_KJ439782 set field displayName “Subtype 1m Reference (KJ439782)”" calcext:value-type="string">
            <text:p>referenceREF_1m_KJ439782 set field displayName “Subtype 1m Reference (KJ43978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m_KJ43978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8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8:.J28])" office:value-type="string" office:string-value="referenceREF_1n_KJ439781 set field displayName “Subtype 1n Reference (KJ439781)”" calcext:value-type="string">
            <text:p>referenceREF_1n_KJ439781 set field displayName “Subtype 1n Reference (KJ43978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n_KJ43978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8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9:.J29])" office:value-type="string" office:string-value="referenceREF_1n_KJ439775 set field displayName “Subtype 1n Reference (KJ439775)”" calcext:value-type="string">
            <text:p>referenceREF_1n_KJ439775 set field displayName “Subtype 1n Reference (KJ43977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n_KJ43977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7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0:.J30])" office:value-type="string" office:string-value="referenceREF_1o_KJ439779 set field displayName “Subtype 1o Reference (KJ439779)”" calcext:value-type="string">
            <text:p>referenceREF_1o_KJ439779 set field displayName “Subtype 1o Reference (KJ43977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o_KJ43977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o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7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1:.J31])" office:value-type="string" office:string-value="referenceREF_1o_MH885469 set field displayName “Subtype 1o Reference (MH885469)”" calcext:value-type="string">
            <text:p>referenceREF_1o_MH885469 set field displayName “Subtype 1o Reference (MH88546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o_MH88546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1o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88546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2:.J32])" office:value-type="string" office:string-value="referenceREF_1_HQ537007 set field displayName “Genotype 1 Reference (HQ537007)”" calcext:value-type="string">
            <text:p>referenceREF_1_HQ537007 set field displayName “Genotype 1 Reference (HQ53700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_HQ53700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Q53700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3:.J33])" office:value-type="string" office:string-value="referenceREF_1_AJ851228 set field displayName “Genotype 1 Reference (AJ851228)”" calcext:value-type="string">
            <text:p>referenceREF_1_AJ851228 set field displayName “Genotype 1 Reference (AJ85122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_AJ85122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J85122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4:.J34])" office:value-type="string" office:string-value="referenceREF_1_KC248195 set field displayName “Genotype 1 Reference (KC248195)”" calcext:value-type="string">
            <text:p>referenceREF_1_KC248195 set field displayName “Genotype 1 Reference (KC24819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_KC24819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24819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5:.J35])" office:value-type="string" office:string-value="referenceREF_1_KJ439780 set field displayName “Genotype 1 Reference (KJ439780)”" calcext:value-type="string">
            <text:p>referenceREF_1_KJ439780 set field displayName “Genotype 1 Reference (KJ43978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_KJ43978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8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6:.J36])" office:value-type="string" office:string-value="referenceREF_1_KJ439776 set field displayName “Genotype 1 Reference (KJ439776)”" calcext:value-type="string">
            <text:p>referenceREF_1_KJ439776 set field displayName “Genotype 1 Reference (KJ43977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_KJ43977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7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7:.J37])" office:value-type="string" office:string-value="referenceREF_1_KJ439777 set field displayName “Genotype 1 Reference (KJ439777)”" calcext:value-type="string">
            <text:p>referenceREF_1_KJ439777 set field displayName “Genotype 1 Reference (KJ43977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1_KJ43977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3977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8:.J38])" office:value-type="string" office:string-value="referenceREF_2_D00944 set field displayName “Genotype 2 Reference (D00944)”" calcext:value-type="string">
            <text:p>referenceREF_2_D00944 set field displayName “Genotype 2 Reference (D0094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D0094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0094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39:.J39])" office:value-type="string" office:string-value="referenceREF_2a_D00944 set field displayName “Subtype 2a Reference (D00944)”" calcext:value-type="string">
            <text:p>referenceREF_2a_D00944 set field displayName “Subtype 2a Reference (D0094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a_D0094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0094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0:.J40])" office:value-type="string" office:string-value="referenceREF_2a_AB047639 set field displayName “Subtype 2a Reference (AB047639)”" calcext:value-type="string">
            <text:p>referenceREF_2a_AB047639 set field displayName “Subtype 2a Reference (AB04763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a_AB04763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B04763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1:.J41])" office:value-type="string" office:string-value="referenceREF_2a_HQ639944 set field displayName “Subtype 2a Reference (HQ639944)”" calcext:value-type="string">
            <text:p>referenceREF_2a_HQ639944 set field displayName “Subtype 2a Reference (HQ63994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a_HQ63994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Q63994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2:.J42])" office:value-type="string" office:string-value="referenceREF_2b_D10988 set field displayName “Subtype 2b Reference (D10988)”" calcext:value-type="string">
            <text:p>referenceREF_2b_D10988 set field displayName “Subtype 2b Reference (D1098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b_D1098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1098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3:.J43])" office:value-type="string" office:string-value="referenceREF_2b_AB030907 set field displayName “Subtype 2b Reference (AB030907)”" calcext:value-type="string">
            <text:p>referenceREF_2b_AB030907 set field displayName “Subtype 2b Reference (AB03090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b_AB03090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B03090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4:.J44])" office:value-type="string" office:string-value="referenceREF_2b_AB661388 set field displayName “Subtype 2b Reference (AB661388)”" calcext:value-type="string">
            <text:p>referenceREF_2b_AB661388 set field displayName “Subtype 2b Reference (AB66138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b_AB66138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B66138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5:.J45])" office:value-type="string" office:string-value="referenceREF_2b_AB661382 set field displayName “Subtype 2b Reference (AB661382)”" calcext:value-type="string">
            <text:p>referenceREF_2b_AB661382 set field displayName “Subtype 2b Reference (AB66138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b_AB66138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B66138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6:.J46])" office:value-type="string" office:string-value="referenceREF_2c_D50409 set field displayName “Subtype 2c Reference (D50409)”" calcext:value-type="string">
            <text:p>referenceREF_2c_D50409 set field displayName “Subtype 2c Reference (D5040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c_D5040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5040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7:.J47])" office:value-type="string" office:string-value="referenceREF_2c_JX227949 set field displayName “Subtype 2c Reference (JX227949)”" calcext:value-type="string">
            <text:p>referenceREF_2c_JX227949 set field displayName “Subtype 2c Reference (JX22794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c_JX22794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4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8:.J48])" office:value-type="string" office:string-value="referenceREF_2d_JF735114 set field displayName “Subtype 2d Reference (JF735114)”" calcext:value-type="string">
            <text:p>referenceREF_2d_JF735114 set field displayName “Subtype 2d Reference (JF73511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d_JF73511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49:.J49])" office:value-type="string" office:string-value="referenceREF_2e_JF735120 set field displayName “Subtype 2e Reference (JF735120)”" calcext:value-type="string">
            <text:p>referenceREF_2e_JF735120 set field displayName “Subtype 2e Reference (JF73512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e_JF73512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2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0:.J50])" office:value-type="string" office:string-value="referenceREF_2f_KC844042 set field displayName “Subtype 2f Reference (KC844042)”" calcext:value-type="string">
            <text:p>referenceREF_2f_KC844042 set field displayName “Subtype 2f Reference (KC84404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f_KC84404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84404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1:.J51])" office:value-type="string" office:string-value="referenceREF_2f_KC844050 set field displayName “Subtype 2f Reference (KC844050)”" calcext:value-type="string">
            <text:p>referenceREF_2f_KC844050 set field displayName “Subtype 2f Reference (KC84405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f_KC84405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84405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2:.J52])" office:value-type="string" office:string-value="referenceREF_2i_DQ155561 set field displayName “Subtype 2i Reference (DQ155561)”" calcext:value-type="string">
            <text:p>referenceREF_2i_DQ155561 set field displayName “Subtype 2i Reference (DQ15556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i_DQ15556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i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15556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3:.J53])" office:value-type="string" office:string-value="referenceREF_2j_HM777358 set field displayName “Subtype 2j Reference (HM777358)”" calcext:value-type="string">
            <text:p>referenceREF_2j_HM777358 set field displayName “Subtype 2j Reference (HM77735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j_HM77735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M77735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4:.J54])" office:value-type="string" office:string-value="referenceREF_2j_JF735113 set field displayName “Subtype 2j Reference (JF735113)”" calcext:value-type="string">
            <text:p>referenceREF_2j_JF735113 set field displayName “Subtype 2j Reference (JF73511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j_JF73511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5:.J55])" office:value-type="string" office:string-value="referenceREF_2j_HM777359 set field displayName “Subtype 2j Reference (HM777359)”" calcext:value-type="string">
            <text:p>referenceREF_2j_HM777359 set field displayName “Subtype 2j Reference (HM77735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j_HM77735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M77735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6:.J56])" office:value-type="string" office:string-value="referenceREF_2k_AB031663 set field displayName “Subtype 2k Reference (AB031663)”" calcext:value-type="string">
            <text:p>referenceREF_2k_AB031663 set field displayName “Subtype 2k Reference (AB03166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k_AB03166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B03166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7:.J57])" office:value-type="string" office:string-value="referenceREF_2k_JX227953 set field displayName “Subtype 2k Reference (JX227953)”" calcext:value-type="string">
            <text:p>referenceREF_2k_JX227953 set field displayName “Subtype 2k Reference (JX22795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k_JX22795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5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8:.J58])" office:value-type="string" office:string-value="referenceREF_2m_JF735111 set field displayName “Subtype 2m Reference (JF735111)”" calcext:value-type="string">
            <text:p>referenceREF_2m_JF735111 set field displayName “Subtype 2m Reference (JF73511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m_JF73511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59:.J59])" office:value-type="string" office:string-value="referenceREF_2m_JX227967 set field displayName “Subtype 2m Reference (JX227967)”" calcext:value-type="string">
            <text:p>referenceREF_2m_JX227967 set field displayName “Subtype 2m Reference (JX22796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m_JX22796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6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0:.J60])" office:value-type="string" office:string-value="referenceREF_2q_FN666428 set field displayName “Subtype 2q Reference (FN666428)”" calcext:value-type="string">
            <text:p>referenceREF_2q_FN666428 set field displayName “Subtype 2q Reference (FN66642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q_FN66642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q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N66642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1:.J61])" office:value-type="string" office:string-value="referenceREF_2q_FN666429 set field displayName “Subtype 2q Reference (FN666429)”" calcext:value-type="string">
            <text:p>referenceREF_2q_FN666429 set field displayName “Subtype 2q Reference (FN66642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q_FN66642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q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N66642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2:.J62])" office:value-type="string" office:string-value="referenceREF_2r_JF735115 set field displayName “Subtype 2r Reference (JF735115)”" calcext:value-type="string">
            <text:p>referenceREF_2r_JF735115 set field displayName “Subtype 2r Reference (JF73511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r_JF73511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3:.J63])" office:value-type="string" office:string-value="referenceREF_2t_KC197238 set field displayName “Subtype 2t Reference (KC197238)”" calcext:value-type="string">
            <text:p>referenceREF_2t_KC197238 set field displayName “Subtype 2t Reference (KC19723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t_KC19723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19723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4:.J64])" office:value-type="string" office:string-value="referenceREF_2u_JF735112 set field displayName “Subtype 2u Reference (JF735112)”" calcext:value-type="string">
            <text:p>referenceREF_2u_JF735112 set field displayName “Subtype 2u Reference (JF73511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u_JF73511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5:.J65])" office:value-type="string" office:string-value="referenceREF_2_JF735116 set field displayName “Genotype 2 Reference (JF735116)”" calcext:value-type="string">
            <text:p>referenceREF_2_JF735116 set field displayName “Genotype 2 Reference (JF73511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JF73511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6:.J66])" office:value-type="string" office:string-value="referenceREF_2_JF735118 set field displayName “Genotype 2 Reference (JF735118)”" calcext:value-type="string">
            <text:p>referenceREF_2_JF735118 set field displayName “Genotype 2 Reference (JF73511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JF73511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7:.J67])" office:value-type="string" office:string-value="referenceREF_2_JF735117 set field displayName “Genotype 2 Reference (JF735117)”" calcext:value-type="string">
            <text:p>referenceREF_2_JF735117 set field displayName “Genotype 2 Reference (JF73511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JF73511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8:.J68])" office:value-type="string" office:string-value="referenceREF_2_JF735119 set field displayName “Genotype 2 Reference (JF735119)”" calcext:value-type="string">
            <text:p>referenceREF_2_JF735119 set field displayName “Genotype 2 Reference (JF73511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JF73511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69:.J69])" office:value-type="string" office:string-value="referenceREF_2_JF735110 set field displayName “Genotype 2 Reference (JF735110)”" calcext:value-type="string">
            <text:p>referenceREF_2_JF735110 set field displayName “Genotype 2 Reference (JF73511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JF73511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1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0:.J70])" office:value-type="string" office:string-value="referenceREF_2_KC197236 set field displayName “Genotype 2 Reference (KC197236)”" calcext:value-type="string">
            <text:p>referenceREF_2_KC197236 set field displayName “Genotype 2 Reference (KC19723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KC19723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19723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1:.J71])" office:value-type="string" office:string-value="referenceREF_2_KC197237 set field displayName “Genotype 2 Reference (KC197237)”" calcext:value-type="string">
            <text:p>referenceREF_2_KC197237 set field displayName “Genotype 2 Reference (KC19723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KC19723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19723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2:.J72])" office:value-type="string" office:string-value="referenceREF_2_KC197239 set field displayName “Genotype 2 Reference (KC197239)”" calcext:value-type="string">
            <text:p>referenceREF_2_KC197239 set field displayName “Genotype 2 Reference (KC19723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2_KC19723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19723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3:.J73])" office:value-type="string" office:string-value="referenceREF_3_D17763 set field displayName “Genotype 3 Reference (D17763)”" calcext:value-type="string">
            <text:p>referenceREF_3_D17763 set field displayName “Genotype 3 Reference (D1776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_D1776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1776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4:.J74])" office:value-type="string" office:string-value="referenceREF_3a_D17763 set field displayName “Subtype 3a Reference (D17763)”" calcext:value-type="string">
            <text:p>referenceREF_3a_D17763 set field displayName “Subtype 3a Reference (D1776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a_D1776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1776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5:.J75])" office:value-type="string" office:string-value="referenceREF_3a_D28917 set field displayName “Subtype 3a Reference (D28917)”" calcext:value-type="string">
            <text:p>referenceREF_3a_D28917 set field displayName “Subtype 3a Reference (D2891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a_D2891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2891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6:.J76])" office:value-type="string" office:string-value="referenceREF_3a_X76918 set field displayName “Subtype 3a Reference (X76918)”" calcext:value-type="string">
            <text:p>referenceREF_3a_X76918 set field displayName “Subtype 3a Reference (X7691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a_X7691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7691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7:.J77])" office:value-type="string" office:string-value="referenceREF_3a_JN714194 set field displayName “Subtype 3a Reference (JN714194)”" calcext:value-type="string">
            <text:p>referenceREF_3a_JN714194 set field displayName “Subtype 3a Reference (JN71419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a_JN71419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N71419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8:.J78])" office:value-type="string" office:string-value="referenceREF_3b_D49374 set field displayName “Subtype 3b Reference (D49374)”" calcext:value-type="string">
            <text:p>referenceREF_3b_D49374 set field displayName “Subtype 3b Reference (D4937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b_D4937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4937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79:.J79])" office:value-type="string" office:string-value="referenceREF_3b_JQ065709 set field displayName “Subtype 3b Reference (JQ065709)”" calcext:value-type="string">
            <text:p>referenceREF_3b_JQ065709 set field displayName “Subtype 3b Reference (JQ06570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b_JQ06570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Q06570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0:.J80])" office:value-type="string" office:string-value="referenceREF_3d_KJ470619 set field displayName “Subtype 3d Reference (KJ470619)”" calcext:value-type="string">
            <text:p>referenceREF_3d_KJ470619 set field displayName “Subtype 3d Reference (KJ47061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d_KJ47061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7061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1:.J81])" office:value-type="string" office:string-value="referenceREF_3e_KJ470618 set field displayName “Subtype 3e Reference (KJ470618)”" calcext:value-type="string">
            <text:p>referenceREF_3e_KJ470618 set field displayName “Subtype 3e Reference (KJ47061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e_KJ47061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7061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2:.J82])" office:value-type="string" office:string-value="referenceREF_3g_JX227954 set field displayName “Subtype 3g Reference (JX227954)”" calcext:value-type="string">
            <text:p>referenceREF_3g_JX227954 set field displayName “Subtype 3g Reference (JX22795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g_JX22795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5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3:.J83])" office:value-type="string" office:string-value="referenceREF_3g_JF735123 set field displayName “Subtype 3g Reference (JF735123)”" calcext:value-type="string">
            <text:p>referenceREF_3g_JF735123 set field displayName “Subtype 3g Reference (JF73512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g_JF73512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2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4:.J84])" office:value-type="string" office:string-value="referenceREF_3h_JF735126 set field displayName “Subtype 3h Reference (JF735126)”" calcext:value-type="string">
            <text:p>referenceREF_3h_JF735126 set field displayName “Subtype 3h Reference (JF73512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h_JF73512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2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5:.J85])" office:value-type="string" office:string-value="referenceREF_3h_JF735121 set field displayName “Subtype 3h Reference (JF735121)”" calcext:value-type="string">
            <text:p>referenceREF_3h_JF735121 set field displayName “Subtype 3h Reference (JF73512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h_JF73512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2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6:.J86])" office:value-type="string" office:string-value="referenceREF_3i_FJ407092 set field displayName “Subtype 3i Reference (FJ407092)”" calcext:value-type="string">
            <text:p>referenceREF_3i_FJ407092 set field displayName “Subtype 3i Reference (FJ40709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i_FJ40709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i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0709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7:.J87])" office:value-type="string" office:string-value="referenceREF_3i_JX227955 set field displayName “Subtype 3i Reference (JX227955)”" calcext:value-type="string">
            <text:p>referenceREF_3i_JX227955 set field displayName “Subtype 3i Reference (JX22795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i_JX22795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i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5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8:.J88])" office:value-type="string" office:string-value="referenceREF_3k_D63821 set field displayName “Subtype 3k Reference (D63821)”" calcext:value-type="string">
            <text:p>referenceREF_3k_D63821 set field displayName “Subtype 3k Reference (D6382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k_D6382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6382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89:.J89])" office:value-type="string" office:string-value="referenceREF_3k_JF735122 set field displayName “Subtype 3k Reference (JF735122)”" calcext:value-type="string">
            <text:p>referenceREF_3k_JF735122 set field displayName “Subtype 3k Reference (JF73512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k_JF73512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2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0:.J90])" office:value-type="string" office:string-value="referenceREF_3_JF735124 set field displayName “Genotype 3 Reference (JF735124)”" calcext:value-type="string">
            <text:p>referenceREF_3_JF735124 set field displayName “Genotype 3 Reference (JF73512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3_JF73512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2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1:.J91])" office:value-type="string" office:string-value="referenceREF_4_Y11604 set field displayName “Genotype 4 Reference (Y11604)”" calcext:value-type="string">
            <text:p>referenceREF_4_Y11604 set field displayName “Genotype 4 Reference (Y1160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Y1160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1160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2:.J92])" office:value-type="string" office:string-value="referenceREF_4a_Y11604 set field displayName “Subtype 4a Reference (Y11604)”" calcext:value-type="string">
            <text:p>referenceREF_4a_Y11604 set field displayName “Subtype 4a Reference (Y1160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a_Y1160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1160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3:.J93])" office:value-type="string" office:string-value="referenceREF_4a_DQ988074 set field displayName “Subtype 4a Reference (DQ988074)”" calcext:value-type="string">
            <text:p>referenceREF_4a_DQ988074 set field displayName “Subtype 4a Reference (DQ98807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a_DQ98807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98807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4:.J94])" office:value-type="string" office:string-value="referenceREF_4a_DQ418789 set field displayName “Subtype 4a Reference (DQ418789)”" calcext:value-type="string">
            <text:p>referenceREF_4a_DQ418789 set field displayName “Subtype 4a Reference (DQ41878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a_DQ41878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41878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5:.J95])" office:value-type="string" office:string-value="referenceREF_4b_FJ462435 set field displayName “Subtype 4b Reference (FJ462435)”" calcext:value-type="string">
            <text:p>referenceREF_4b_FJ462435 set field displayName “Subtype 4b Reference (FJ46243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b_FJ46243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6:.J96])" office:value-type="string" office:string-value="referenceREF_4c_FJ462436 set field displayName “Subtype 4c Reference (FJ462436)”" calcext:value-type="string">
            <text:p>referenceREF_4c_FJ462436 set field displayName “Subtype 4c Reference (FJ46243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c_FJ46243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7:.J97])" office:value-type="string" office:string-value="referenceREF_4d_DQ418786 set field displayName “Subtype 4d Reference (DQ418786)”" calcext:value-type="string">
            <text:p>referenceREF_4d_DQ418786 set field displayName “Subtype 4d Reference (DQ41878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d_DQ41878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41878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8:.J98])" office:value-type="string" office:string-value="referenceREF_4d_FJ462437 set field displayName “Subtype 4d Reference (FJ462437)”" calcext:value-type="string">
            <text:p>referenceREF_4d_FJ462437 set field displayName “Subtype 4d Reference (FJ46243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d_FJ46243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99:.J99])" office:value-type="string" office:string-value="referenceREF_4d_EU392172 set field displayName “Subtype 4d Reference (EU392172)”" calcext:value-type="string">
            <text:p>referenceREF_4d_EU392172 set field displayName “Subtype 4d Reference (EU39217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d_EU39217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39217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0:.J100])" office:value-type="string" office:string-value="referenceREF_4f_EF589161 set field displayName “Subtype 4f Reference (EF589161)”" calcext:value-type="string">
            <text:p>referenceREF_4f_EF589161 set field displayName “Subtype 4f Reference (EF58916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f_EF58916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58916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1:.J101])" office:value-type="string" office:string-value="referenceREF_4f_EU392175 set field displayName “Subtype 4f Reference (EU392175)”" calcext:value-type="string">
            <text:p>referenceREF_4f_EU392175 set field displayName “Subtype 4f Reference (EU39217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f_EU39217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39217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2:.J102])" office:value-type="string" office:string-value="referenceREF_4f_EU392174 set field displayName “Subtype 4f Reference (EU392174)”" calcext:value-type="string">
            <text:p>referenceREF_4f_EU392174 set field displayName “Subtype 4f Reference (EU39217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f_EU39217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39217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3:.J103])" office:value-type="string" office:string-value="referenceREF_4g_FJ462432 set field displayName “Subtype 4g Reference (FJ462432)”" calcext:value-type="string">
            <text:p>referenceREF_4g_FJ462432 set field displayName “Subtype 4g Reference (FJ46243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g_FJ46243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4:.J104])" office:value-type="string" office:string-value="referenceREF_4g_JX227971 set field displayName “Subtype 4g Reference (JX227971)”" calcext:value-type="string">
            <text:p>referenceREF_4g_JX227971 set field displayName “Subtype 4g Reference (JX22797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g_JX22797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7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5:.J105])" office:value-type="string" office:string-value="referenceREF_4g?_JX227963 set field displayName “Subtype 4g? Reference (JX227963)”" calcext:value-type="string">
            <text:p>referenceREF_4g?_JX227963 set field displayName “Subtype 4g? Reference (JX22796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g?_JX22796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g?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6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6:.J106])" office:value-type="string" office:string-value="referenceREF_4k_EU392173 set field displayName “Subtype 4k Reference (EU392173)”" calcext:value-type="string">
            <text:p>referenceREF_4k_EU392173 set field displayName “Subtype 4k Reference (EU39217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k_EU39217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39217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7:.J107])" office:value-type="string" office:string-value="referenceREF_4k_FJ462438 set field displayName “Subtype 4k Reference (FJ462438)”" calcext:value-type="string">
            <text:p>referenceREF_4k_FJ462438 set field displayName “Subtype 4k Reference (FJ46243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k_FJ46243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8:.J108])" office:value-type="string" office:string-value="referenceREF_4k_EU392171 set field displayName “Subtype 4k Reference (EU392171)”" calcext:value-type="string">
            <text:p>referenceREF_4k_EU392171 set field displayName “Subtype 4k Reference (EU39217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k_EU39217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39217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09:.J109])" office:value-type="string" office:string-value="referenceREF_4l_FJ839870 set field displayName “Subtype 4l Reference (FJ839870)”" calcext:value-type="string">
            <text:p>referenceREF_4l_FJ839870 set field displayName “Subtype 4l Reference (FJ83987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l_FJ83987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83987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0:.J110])" office:value-type="string" office:string-value="referenceREF_4l_JX227957 set field displayName “Subtype 4l Reference (JX227957)”" calcext:value-type="string">
            <text:p>referenceREF_4l_JX227957 set field displayName “Subtype 4l Reference (JX22795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l_JX22795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5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1:.J111])" office:value-type="string" office:string-value="referenceREF_4m_FJ462433 set field displayName “Subtype 4m Reference (FJ462433)”" calcext:value-type="string">
            <text:p>referenceREF_4m_FJ462433 set field displayName “Subtype 4m Reference (FJ46243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m_FJ46243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2:.J112])" office:value-type="string" office:string-value="referenceREF_4m_JX227972 set field displayName “Subtype 4m Reference (JX227972)”" calcext:value-type="string">
            <text:p>referenceREF_4m_JX227972 set field displayName “Subtype 4m Reference (JX22797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m_JX22797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7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3:.J113])" office:value-type="string" office:string-value="referenceREF_4n_FJ462441 set field displayName “Subtype 4n Reference (FJ462441)”" calcext:value-type="string">
            <text:p>referenceREF_4n_FJ462441 set field displayName “Subtype 4n Reference (FJ46244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n_FJ46244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4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4:.J114])" office:value-type="string" office:string-value="referenceREF_4n_JX227970 set field displayName “Subtype 4n Reference (JX227970)”" calcext:value-type="string">
            <text:p>referenceREF_4n_JX227970 set field displayName “Subtype 4n Reference (JX22797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n_JX22797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7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5:.J115])" office:value-type="string" office:string-value="referenceREF_4o_FJ462440 set field displayName “Subtype 4o Reference (FJ462440)”" calcext:value-type="string">
            <text:p>referenceREF_4o_FJ462440 set field displayName “Subtype 4o Reference (FJ46244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o_FJ46244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4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6:.J116])" office:value-type="string" office:string-value="referenceREF_4o_JX227977 set field displayName “Subtype 4o Reference (JX227977)”" calcext:value-type="string">
            <text:p>referenceREF_4o_JX227977 set field displayName “Subtype 4o Reference (JX22797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o_JX22797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7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7:.J117])" office:value-type="string" office:string-value="referenceREF_4p_FJ462431 set field displayName “Subtype 4p Reference (FJ462431)”" calcext:value-type="string">
            <text:p>referenceREF_4p_FJ462431 set field displayName “Subtype 4p Reference (FJ46243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p_FJ46243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8:.J118])" office:value-type="string" office:string-value="referenceREF_4q_FJ462434 set field displayName “Subtype 4q Reference (FJ462434)”" calcext:value-type="string">
            <text:p>referenceREF_4q_FJ462434 set field displayName “Subtype 4q Reference (FJ46243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q_FJ46243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q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19:.J119])" office:value-type="string" office:string-value="referenceREF_4r_FJ462439 set field displayName “Subtype 4r Reference (FJ462439)”" calcext:value-type="string">
            <text:p>referenceREF_4r_FJ462439 set field displayName “Subtype 4r Reference (FJ46243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r_FJ46243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46243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0:.J120])" office:value-type="string" office:string-value="referenceREF_4r_JX227976 set field displayName “Subtype 4r Reference (JX227976)”" calcext:value-type="string">
            <text:p>referenceREF_4r_JX227976 set field displayName “Subtype 4r Reference (JX22797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r_JX22797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7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1:.J121])" office:value-type="string" office:string-value="referenceREF_4s_JF735136 set field displayName “Subtype 4s Reference (JF735136)”" calcext:value-type="string">
            <text:p>referenceREF_4s_JF735136 set field displayName “Subtype 4s Reference (JF73513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s_JF73513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3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2:.J122])" office:value-type="string" office:string-value="referenceREF_4t_FJ839869 set field displayName “Subtype 4t Reference (FJ839869)”" calcext:value-type="string">
            <text:p>referenceREF_4t_FJ839869 set field displayName “Subtype 4t Reference (FJ83986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t_FJ83986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83986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3:.J123])" office:value-type="string" office:string-value="referenceREF_4v_HQ537009 set field displayName “Subtype 4v Reference (HQ537009)”" calcext:value-type="string">
            <text:p>referenceREF_4v_HQ537009 set field displayName “Subtype 4v Reference (HQ53700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v_HQ53700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Q53700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4:.J124])" office:value-type="string" office:string-value="referenceREF_4v_JX227959 set field displayName “Subtype 4v Reference (JX227959)”" calcext:value-type="string">
            <text:p>referenceREF_4v_JX227959 set field displayName “Subtype 4v Reference (JX22795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v_JX22795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5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5:.J125])" office:value-type="string" office:string-value="referenceREF_4v_HQ537008 set field displayName “Subtype 4v Reference (HQ537008)”" calcext:value-type="string">
            <text:p>referenceREF_4v_HQ537008 set field displayName “Subtype 4v Reference (HQ53700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v_HQ53700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Q53700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6:.J126])" office:value-type="string" office:string-value="referenceREF_4v_JX227960 set field displayName “Subtype 4v Reference (JX227960)”" calcext:value-type="string">
            <text:p>referenceREF_4v_JX227960 set field displayName “Subtype 4v Reference (JX22796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v_JX22796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6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7:.J127])" office:value-type="string" office:string-value="referenceREF_4w_FJ025855 set field displayName “Subtype 4w Reference (FJ025855)”" calcext:value-type="string">
            <text:p>referenceREF_4w_FJ025855 set field displayName “Subtype 4w Reference (FJ02585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w_FJ02585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w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02585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8:.J128])" office:value-type="string" office:string-value="referenceREF_4w_FJ025856 set field displayName “Subtype 4w Reference (FJ025856)”" calcext:value-type="string">
            <text:p>referenceREF_4w_FJ025856 set field displayName “Subtype 4w Reference (FJ02585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w_FJ02585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4w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02585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29:.J129])" office:value-type="string" office:string-value="referenceREF_4_FJ025854 set field displayName “Genotype 4 Reference (FJ025854)”" calcext:value-type="string">
            <text:p>referenceREF_4_FJ025854 set field displayName “Genotype 4 Reference (FJ02585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FJ02585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J02585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0:.J130])" office:value-type="string" office:string-value="referenceREF_4_JX227964 set field displayName “Genotype 4 Reference (JX227964)”" calcext:value-type="string">
            <text:p>referenceREF_4_JX227964 set field displayName “Genotype 4 Reference (JX22796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X22796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22796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1:.J131])" office:value-type="string" office:string-value="referenceREF_4_JF735127 set field displayName “Genotype 4 Reference (JF735127)”" calcext:value-type="string">
            <text:p>referenceREF_4_JF735127 set field displayName “Genotype 4 Reference (JF73512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F73512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2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2:.J132])" office:value-type="string" office:string-value="referenceREF_4_JF735132 set field displayName “Genotype 4 Reference (JF735132)”" calcext:value-type="string">
            <text:p>referenceREF_4_JF735132 set field displayName “Genotype 4 Reference (JF73513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F73513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3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3:.J133])" office:value-type="string" office:string-value="referenceREF_4_JF735131 set field displayName “Genotype 4 Reference (JF735131)”" calcext:value-type="string">
            <text:p>referenceREF_4_JF735131 set field displayName “Genotype 4 Reference (JF73513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F73513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3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4:.J134])" office:value-type="string" office:string-value="referenceREF_4_JF735130 set field displayName “Genotype 4 Reference (JF735130)”" calcext:value-type="string">
            <text:p>referenceREF_4_JF735130 set field displayName “Genotype 4 Reference (JF73513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F73513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3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5:.J135])" office:value-type="string" office:string-value="referenceREF_4_JF735129 set field displayName “Genotype 4 Reference (JF735129)”" calcext:value-type="string">
            <text:p>referenceREF_4_JF735129 set field displayName “Genotype 4 Reference (JF73512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F73512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2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6:.J136])" office:value-type="string" office:string-value="referenceREF_4_JF735138 set field displayName “Genotype 4 Reference (JF735138)”" calcext:value-type="string">
            <text:p>referenceREF_4_JF735138 set field displayName “Genotype 4 Reference (JF73513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F73513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3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7:.J137])" office:value-type="string" office:string-value="referenceREF_4_JF735135 set field displayName “Genotype 4 Reference (JF735135)”" calcext:value-type="string">
            <text:p>referenceREF_4_JF735135 set field displayName “Genotype 4 Reference (JF73513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F73513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3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8:.J138])" office:value-type="string" office:string-value="referenceREF_4_JF735134 set field displayName “Genotype 4 Reference (JF735134)”" calcext:value-type="string">
            <text:p>referenceREF_4_JF735134 set field displayName “Genotype 4 Reference (JF73513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4_JF73513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F73513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39:.J139])" office:value-type="string" office:string-value="referenceREF_5_AF064490 set field displayName “Genotype 5 Reference (AF064490)”" calcext:value-type="string">
            <text:p>referenceREF_5_AF064490 set field displayName “Genotype 5 Reference (AF06449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5_AF06449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F06449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0:.J140])" office:value-type="string" office:string-value="referenceREF_5a_AF064490 set field displayName “Subtype 5a Reference (AF064490)”" calcext:value-type="string">
            <text:p>referenceREF_5a_AF064490 set field displayName “Subtype 5a Reference (AF06449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5a_AF06449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F06449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1:.J141])" office:value-type="string" office:string-value="referenceREF_5a_Y13184 set field displayName “Subtype 5a Reference (Y13184)”" calcext:value-type="string">
            <text:p>referenceREF_5a_Y13184 set field displayName “Subtype 5a Reference (Y1318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5a_Y1318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1318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2:.J142])" office:value-type="string" office:string-value="referenceREF_5_KT595242 set field displayName “Genotype 5 Reference (KT595242)”" calcext:value-type="string">
            <text:p>referenceREF_5_KT595242 set field displayName “Genotype 5 Reference (KT59524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5_KT59524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T59524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3:.J143])" office:value-type="string" office:string-value="referenceREF_6_Y12083 set field displayName “Genotype 6 Reference (Y12083)”" calcext:value-type="string">
            <text:p>referenceREF_6_Y12083 set field displayName “Genotype 6 Reference (Y1208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Y1208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1208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4:.J144])" office:value-type="string" office:string-value="referenceREF_6a_Y12083 set field displayName “Subtype 6a Reference (Y12083)”" calcext:value-type="string">
            <text:p>referenceREF_6a_Y12083 set field displayName “Subtype 6a Reference (Y1208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a_Y1208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1208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5:.J145])" office:value-type="string" office:string-value="referenceREF_6a_AY859526 set field displayName “Subtype 6a Reference (AY859526)”" calcext:value-type="string">
            <text:p>referenceREF_6a_AY859526 set field displayName “Subtype 6a Reference (AY85952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a_AY85952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Y85952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6:.J146])" office:value-type="string" office:string-value="referenceREF_6a_HQ639936 set field displayName “Subtype 6a Reference (HQ639936)”" calcext:value-type="string">
            <text:p>referenceREF_6a_HQ639936 set field displayName “Subtype 6a Reference (HQ63993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a_HQ63993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Q63993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7:.J147])" office:value-type="string" office:string-value="referenceREF_6a_EU246930 set field displayName “Subtype 6a Reference (EU246930)”" calcext:value-type="string">
            <text:p>referenceREF_6a_EU246930 set field displayName “Subtype 6a Reference (EU24693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a_EU24693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24693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8:.J148])" office:value-type="string" office:string-value="referenceREF_6b_D84262 set field displayName “Subtype 6b Reference (D84262)”" calcext:value-type="string">
            <text:p>referenceREF_6b_D84262 set field displayName “Subtype 6b Reference (D8426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b_D8426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8426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49:.J149])" office:value-type="string" office:string-value="referenceREF_6c_EF424629 set field displayName “Subtype 6c Reference (EF424629)”" calcext:value-type="string">
            <text:p>referenceREF_6c_EF424629 set field displayName “Subtype 6c Reference (EF42462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c_EF42462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42462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0:.J150])" office:value-type="string" office:string-value="referenceREF_6d_D84263 set field displayName “Subtype 6d Reference (D84263)”" calcext:value-type="string">
            <text:p>referenceREF_6d_D84263 set field displayName “Subtype 6d Reference (D8426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d_D8426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8426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1:.J151])" office:value-type="string" office:string-value="referenceREF_6e_DQ314805 set field displayName “Subtype 6e Reference (DQ314805)”" calcext:value-type="string">
            <text:p>referenceREF_6e_DQ314805 set field displayName “Subtype 6e Reference (DQ31480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e_DQ31480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31480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2:.J152])" office:value-type="string" office:string-value="referenceREF_6e_EU246932 set field displayName “Subtype 6e Reference (EU246932)”" calcext:value-type="string">
            <text:p>referenceREF_6e_EU246932 set field displayName “Subtype 6e Reference (EU24693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e_EU24693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24693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3:.J153])" office:value-type="string" office:string-value="referenceREF_6e?_EU246931 set field displayName “Subtype 6e? Reference (EU246931)”" calcext:value-type="string">
            <text:p>referenceREF_6e?_EU246931 set field displayName “Subtype 6e? Reference (EU24693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e?_EU24693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e?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24693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4:.J154])" office:value-type="string" office:string-value="referenceREF_6f_DQ835760 set field displayName “Subtype 6f Reference (DQ835760)”" calcext:value-type="string">
            <text:p>referenceREF_6f_DQ835760 set field displayName “Subtype 6f Reference (DQ83576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f_DQ83576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83576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5:.J155])" office:value-type="string" office:string-value="referenceREF_6f_EU246936 set field displayName “Subtype 6f Reference (EU246936)”" calcext:value-type="string">
            <text:p>referenceREF_6f_EU246936 set field displayName “Subtype 6f Reference (EU24693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f_EU24693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24693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6:.J156])" office:value-type="string" office:string-value="referenceREF_6g_D63822 set field displayName “Subtype 6g Reference (D63822)”" calcext:value-type="string">
            <text:p>referenceREF_6g_D63822 set field displayName “Subtype 6g Reference (D6382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g_D6382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6382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7:.J157])" office:value-type="string" office:string-value="referenceREF_6g_DQ314806 set field displayName “Subtype 6g Reference (DQ314806)”" calcext:value-type="string">
            <text:p>referenceREF_6g_DQ314806 set field displayName “Subtype 6g Reference (DQ31480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g_DQ31480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31480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8:.J158])" office:value-type="string" office:string-value="referenceREF_6h_D84265 set field displayName “Subtype 6h Reference (D84265)”" calcext:value-type="string">
            <text:p>referenceREF_6h_D84265 set field displayName “Subtype 6h Reference (D8426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h_D8426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8426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59:.J159])" office:value-type="string" office:string-value="referenceREF_6i_DQ835770 set field displayName “Subtype 6i Reference (DQ835770)”" calcext:value-type="string">
            <text:p>referenceREF_6i_DQ835770 set field displayName “Subtype 6i Reference (DQ83577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i_DQ83577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83577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0:.J160])" office:value-type="string" office:string-value="referenceREF_6i_DQ835762 set field displayName “Subtype 6i Reference (DQ835762)”" calcext:value-type="string">
            <text:p>referenceREF_6i_DQ835762 set field displayName “Subtype 6i Reference (DQ83576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i_DQ83576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83576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1:.J161])" office:value-type="string" office:string-value="referenceREF_6j_DQ835769 set field displayName “Subtype 6j Reference (DQ835769)”" calcext:value-type="string">
            <text:p>referenceREF_6j_DQ835769 set field displayName “Subtype 6j Reference (DQ83576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j_DQ83576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j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83576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2:.J162])" office:value-type="string" office:string-value="referenceREF_6j_DQ835761 set field displayName “Subtype 6j Reference (DQ835761)”" calcext:value-type="string">
            <text:p>referenceREF_6j_DQ835761 set field displayName “Subtype 6j Reference (DQ83576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j_DQ83576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j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83576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3:.J163])" office:value-type="string" office:string-value="referenceREF_6k_D84264 set field displayName “Subtype 6k Reference (D84264)”" calcext:value-type="string">
            <text:p>referenceREF_6k_D84264 set field displayName “Subtype 6k Reference (D8426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k_D8426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8426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4:.J164])" office:value-type="string" office:string-value="referenceREF_6l_EF424628 set field displayName “Subtype 6l Reference (EF424628)”" calcext:value-type="string">
            <text:p>referenceREF_6l_EF424628 set field displayName “Subtype 6l Reference (EF42462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l_EF42462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l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42462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5:.J165])" office:value-type="string" office:string-value="referenceREF_6l_JX183556 set field displayName “Subtype 6l Reference (JX183556)”" calcext:value-type="string">
            <text:p>referenceREF_6l_JX183556 set field displayName “Subtype 6l Reference (JX18355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l_JX18355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l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5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6:.J166])" office:value-type="string" office:string-value="referenceREF_6m_DQ835767 set field displayName “Subtype 6m Reference (DQ835767)”" calcext:value-type="string">
            <text:p>referenceREF_6m_DQ835767 set field displayName “Subtype 6m Reference (DQ83576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m_DQ83576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83576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7:.J167])" office:value-type="string" office:string-value="referenceREF_6m_DQ835766 set field displayName “Subtype 6m Reference (DQ835766)”" calcext:value-type="string">
            <text:p>referenceREF_6m_DQ835766 set field displayName “Subtype 6m Reference (DQ83576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m_DQ83576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83576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8:.J168])" office:value-type="string" office:string-value="referenceREF_6n_DQ278894 set field displayName “Subtype 6n Reference (DQ278894)”" calcext:value-type="string">
            <text:p>referenceREF_6n_DQ278894 set field displayName “Subtype 6n Reference (DQ27889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n_DQ27889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n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27889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69:.J169])" office:value-type="string" office:string-value="referenceREF_6n_DQ835768 set field displayName “Subtype 6n Reference (DQ835768)”" calcext:value-type="string">
            <text:p>referenceREF_6n_DQ835768 set field displayName “Subtype 6n Reference (DQ83576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n_DQ83576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n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83576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0:.J170])" office:value-type="string" office:string-value="referenceREF_6n_EU246938 set field displayName “Subtype 6n Reference (EU246938)”" calcext:value-type="string">
            <text:p>referenceREF_6n_EU246938 set field displayName “Subtype 6n Reference (EU24693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n_EU24693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n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24693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1:.J171])" office:value-type="string" office:string-value="referenceREF_6o_EF424627 set field displayName “Subtype 6o Reference (EF424627)”" calcext:value-type="string">
            <text:p>referenceREF_6o_EF424627 set field displayName “Subtype 6o Reference (EF42462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o_EF42462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o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42462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2:.J172])" office:value-type="string" office:string-value="referenceREF_6o_EU246934 set field displayName “Subtype 6o Reference (EU246934)”" calcext:value-type="string">
            <text:p>referenceREF_6o_EU246934 set field displayName “Subtype 6o Reference (EU24693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o_EU24693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o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24693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3:.J173])" office:value-type="string" office:string-value="referenceREF_6p_EF424626 set field displayName “Subtype 6p Reference (EF424626)”" calcext:value-type="string">
            <text:p>referenceREF_6p_EF424626 set field displayName “Subtype 6p Reference (EF42462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p_EF42462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42462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4:.J174])" office:value-type="string" office:string-value="referenceREF_6q_EF424625 set field displayName “Subtype 6q Reference (EF424625)”" calcext:value-type="string">
            <text:p>referenceREF_6q_EF424625 set field displayName “Subtype 6q Reference (EF42462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q_EF42462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q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42462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5:.J175])" office:value-type="string" office:string-value="referenceREF_6r_EU408328 set field displayName “Subtype 6r Reference (EU408328)”" calcext:value-type="string">
            <text:p>referenceREF_6r_EU408328 set field displayName “Subtype 6r Reference (EU40832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r_EU40832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r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40832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6:.J176])" office:value-type="string" office:string-value="referenceREF_6s_EU408329 set field displayName “Subtype 6s Reference (EU408329)”" calcext:value-type="string">
            <text:p>referenceREF_6s_EU408329 set field displayName “Subtype 6s Reference (EU40832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s_EU40832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40832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7:.J177])" office:value-type="string" office:string-value="referenceREF_6t_EF632071 set field displayName “Subtype 6t Reference (EF632071)”" calcext:value-type="string">
            <text:p>referenceREF_6t_EF632071 set field displayName “Subtype 6t Reference (EF63207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t_EF63207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63207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8:.J178])" office:value-type="string" office:string-value="referenceREF_6t_EU246939 set field displayName “Subtype 6t Reference (EU246939)”" calcext:value-type="string">
            <text:p>referenceREF_6t_EU246939 set field displayName “Subtype 6t Reference (EU24693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t_EU24693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t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24693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79:.J179])" office:value-type="string" office:string-value="referenceREF_6u_EU246940 set field displayName “Subtype 6u Reference (EU246940)”" calcext:value-type="string">
            <text:p>referenceREF_6u_EU246940 set field displayName “Subtype 6u Reference (EU24694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u_EU24694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u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24694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0:.J180])" office:value-type="string" office:string-value="referenceREF_6v_EU158186 set field displayName “Subtype 6v Reference (EU158186)”" calcext:value-type="string">
            <text:p>referenceREF_6v_EU158186 set field displayName “Subtype 6v Reference (EU15818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v_EU15818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v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15818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1:.J181])" office:value-type="string" office:string-value="referenceREF_6v_EU798760 set field displayName “Subtype 6v Reference (EU798760)”" calcext:value-type="string">
            <text:p>referenceREF_6v_EU798760 set field displayName “Subtype 6v Reference (EU79876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v_EU79876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v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79876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2:.J182])" office:value-type="string" office:string-value="referenceREF_6v_EU798761 set field displayName “Subtype 6v Reference (EU798761)”" calcext:value-type="string">
            <text:p>referenceREF_6v_EU798761 set field displayName “Subtype 6v Reference (EU79876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v_EU79876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v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79876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3:.J183])" office:value-type="string" office:string-value="referenceREF_6w_DQ278892 set field displayName “Subtype 6w Reference (DQ278892)”" calcext:value-type="string">
            <text:p>referenceREF_6w_DQ278892 set field displayName “Subtype 6w Reference (DQ27889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w_DQ27889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w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27889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4:.J184])" office:value-type="string" office:string-value="referenceREF_6w_EU643834 set field displayName “Subtype 6w Reference (EU643834)”" calcext:value-type="string">
            <text:p>referenceREF_6w_EU643834 set field displayName “Subtype 6w Reference (EU64383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w_EU64383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w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64383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5:.J185])" office:value-type="string" office:string-value="referenceREF_6w_EU643836 set field displayName “Subtype 6w Reference (EU643836)”" calcext:value-type="string">
            <text:p>referenceREF_6w_EU643836 set field displayName “Subtype 6w Reference (EU64383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w_EU64383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w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64383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6:.J186])" office:value-type="string" office:string-value="referenceREF_6xa_EU408330 set field displayName “Subtype 6xa Reference (EU408330)”" calcext:value-type="string">
            <text:p>referenceREF_6xa_EU408330 set field displayName “Subtype 6xa Reference (EU40833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a_EU40833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40833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7:.J187])" office:value-type="string" office:string-value="referenceREF_6xa_EU408332 set field displayName “Subtype 6xa Reference (EU408332)”" calcext:value-type="string">
            <text:p>referenceREF_6xa_EU408332 set field displayName “Subtype 6xa Reference (EU40833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a_EU40833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40833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8:.J188])" office:value-type="string" office:string-value="referenceREF_6xa_EU408331 set field displayName “Subtype 6xa Reference (EU408331)”" calcext:value-type="string">
            <text:p>referenceREF_6xa_EU408331 set field displayName “Subtype 6xa Reference (EU40833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a_EU40833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U40833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89:.J189])" office:value-type="string" office:string-value="referenceREF_6xb_JX183552 set field displayName “Subtype 6xb Reference (JX183552)”" calcext:value-type="string">
            <text:p>referenceREF_6xb_JX183552 set field displayName “Subtype 6xb Reference (JX18355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b_JX18355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5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0:.J190])" office:value-type="string" office:string-value="referenceREF_6xb_KJ567645 set field displayName “Subtype 6xb Reference (KJ567645)”" calcext:value-type="string">
            <text:p>referenceREF_6xb_KJ567645 set field displayName “Subtype 6xb Reference (KJ56764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b_KJ56764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4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1:.J191])" office:value-type="string" office:string-value="referenceREF_6xc_KJ567651 set field displayName “Subtype 6xc Reference (KJ567651)”" calcext:value-type="string">
            <text:p>referenceREF_6xc_KJ567651 set field displayName “Subtype 6xc Reference (KJ56765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c_KJ56765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c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5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2:.J192])" office:value-type="string" office:string-value="referenceREF_6xd_KM252789 set field displayName “Subtype 6xd Reference (KM252789)”" calcext:value-type="string">
            <text:p>referenceREF_6xd_KM252789 set field displayName “Subtype 6xd Reference (KM25278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d_KM25278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M25278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3:.J193])" office:value-type="string" office:string-value="referenceREF_6xd_KM252790 set field displayName “Subtype 6xd Reference (KM252790)”" calcext:value-type="string">
            <text:p>referenceREF_6xd_KM252790 set field displayName “Subtype 6xd Reference (KM25279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d_KM25279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M25279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4:.J194])" office:value-type="string" office:string-value="referenceREF_6xd_KM252791 set field displayName “Subtype 6xd Reference (KM252791)”" calcext:value-type="string">
            <text:p>referenceREF_6xd_KM252791 set field displayName “Subtype 6xd Reference (KM25279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d_KM25279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d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M25279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5:.J195])" office:value-type="string" office:string-value="referenceREF_6xe_JX183557 set field displayName “Subtype 6xe Reference (JX183557)”" calcext:value-type="string">
            <text:p>referenceREF_6xe_JX183557 set field displayName “Subtype 6xe Reference (JX18355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e_JX18355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e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5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6:.J196])" office:value-type="string" office:string-value="referenceREF_6xe_KM252792 set field displayName “Subtype 6xe Reference (KM252792)”" calcext:value-type="string">
            <text:p>referenceREF_6xe_KM252792 set field displayName “Subtype 6xe Reference (KM25279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e_KM25279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e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M25279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7:.J197])" office:value-type="string" office:string-value="referenceREF_6xf_KJ567646 set field displayName “Subtype 6xf Reference (KJ567646)”" calcext:value-type="string">
            <text:p>referenceREF_6xf_KJ567646 set field displayName “Subtype 6xf Reference (KJ56764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f_KJ56764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4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8:.J198])" office:value-type="string" office:string-value="referenceREF_6xf_KJ567647 set field displayName “Subtype 6xf Reference (KJ567647)”" calcext:value-type="string">
            <text:p>referenceREF_6xf_KJ567647 set field displayName “Subtype 6xf Reference (KJ567647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f_KJ567647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f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47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199:.J199])" office:value-type="string" office:string-value="referenceREF_6xg_MH492361 set field displayName “Subtype 6xg Reference (MH492361)”" calcext:value-type="string">
            <text:p>referenceREF_6xg_MH492361 set field displayName “Subtype 6xg Reference (MH49236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g_MH49236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49236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0:.J200])" office:value-type="string" office:string-value="referenceREF_6xg_MH492360 set field displayName “Subtype 6xg Reference (MH492360)”" calcext:value-type="string">
            <text:p>referenceREF_6xg_MH492360 set field displayName “Subtype 6xg Reference (MH49236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g_MH49236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49236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1:.J201])" office:value-type="string" office:string-value="referenceREF_6xg_MH492362 set field displayName “Subtype 6xg Reference (MH492362)”" calcext:value-type="string">
            <text:p>referenceREF_6xg_MH492362 set field displayName “Subtype 6xg Reference (MH49236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g_MH49236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g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49236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2:.J202])" office:value-type="string" office:string-value="referenceREF_6xh_MG879000 set field displayName “Subtype 6xh Reference (MG879000)”" calcext:value-type="string">
            <text:p>referenceREF_6xh_MG879000 set field displayName “Subtype 6xh Reference (MG87900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xh_MG87900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6xh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G87900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3:.J203])" office:value-type="string" office:string-value="referenceREF_6_DQ278891 set field displayName “Genotype 6 Reference (DQ278891)”" calcext:value-type="string">
            <text:p>referenceREF_6_DQ278891 set field displayName “Genotype 6 Reference (DQ27889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DQ27889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27889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4:.J204])" office:value-type="string" office:string-value="referenceREF_6_DQ278893 set field displayName “Genotype 6 Reference (DQ278893)”" calcext:value-type="string">
            <text:p>referenceREF_6_DQ278893 set field displayName “Genotype 6 Reference (DQ27889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DQ27889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Q27889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5:.J205])" office:value-type="string" office:string-value="referenceREF_6_JX183558 set field displayName “Genotype 6 Reference (JX183558)”" calcext:value-type="string">
            <text:p>referenceREF_6_JX183558 set field displayName “Genotype 6 Reference (JX18355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JX18355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5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6:.J206])" office:value-type="string" office:string-value="referenceREF_6_JX183553 set field displayName “Genotype 6 Reference (JX183553)”" calcext:value-type="string">
            <text:p>referenceREF_6_JX183553 set field displayName “Genotype 6 Reference (JX18355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JX18355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5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7:.J207])" office:value-type="string" office:string-value="referenceREF_6_JX183554 set field displayName “Genotype 6 Reference (JX183554)”" calcext:value-type="string">
            <text:p>referenceREF_6_JX183554 set field displayName “Genotype 6 Reference (JX18355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JX18355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5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8:.J208])" office:value-type="string" office:string-value="referenceREF_6_JX183551 set field displayName “Genotype 6 Reference (JX183551)”" calcext:value-type="string">
            <text:p>referenceREF_6_JX183551 set field displayName “Genotype 6 Reference (JX18355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JX18355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5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09:.J209])" office:value-type="string" office:string-value="referenceREF_6_JX183549 set field displayName “Genotype 6 Reference (JX183549)”" calcext:value-type="string">
            <text:p>referenceREF_6_JX183549 set field displayName “Genotype 6 Reference (JX18354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JX18354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4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0:.J210])" office:value-type="string" office:string-value="referenceREF_6_JX183550 set field displayName “Genotype 6 Reference (JX183550)”" calcext:value-type="string">
            <text:p>referenceREF_6_JX183550 set field displayName “Genotype 6 Reference (JX18355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JX18355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X18355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1:.J211])" office:value-type="string" office:string-value="referenceREF_6_KJ470620 set field displayName “Genotype 6 Reference (KJ470620)”" calcext:value-type="string">
            <text:p>referenceREF_6_KJ470620 set field displayName “Genotype 6 Reference (KJ47062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47062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7062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2:.J212])" office:value-type="string" office:string-value="referenceREF_6_KJ470621 set field displayName “Genotype 6 Reference (KJ470621)”" calcext:value-type="string">
            <text:p>referenceREF_6_KJ470621 set field displayName “Genotype 6 Reference (KJ47062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47062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70621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3:.J213])" office:value-type="string" office:string-value="referenceREF_6_KJ470622 set field displayName “Genotype 6 Reference (KJ470622)”" calcext:value-type="string">
            <text:p>referenceREF_6_KJ470622 set field displayName “Genotype 6 Reference (KJ47062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47062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7062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4:.J214])" office:value-type="string" office:string-value="referenceREF_6_KJ470623 set field displayName “Genotype 6 Reference (KJ470623)”" calcext:value-type="string">
            <text:p>referenceREF_6_KJ470623 set field displayName “Genotype 6 Reference (KJ470623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470623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70623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5:.J215])" office:value-type="string" office:string-value="referenceREF_6_KJ470624 set field displayName “Genotype 6 Reference (KJ470624)”" calcext:value-type="string">
            <text:p>referenceREF_6_KJ470624 set field displayName “Genotype 6 Reference (KJ47062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47062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7062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6:.J216])" office:value-type="string" office:string-value="referenceREF_6_KJ470625 set field displayName “Genotype 6 Reference (KJ470625)”" calcext:value-type="string">
            <text:p>referenceREF_6_KJ470625 set field displayName “Genotype 6 Reference (KJ470625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470625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470625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7:.J217])" office:value-type="string" office:string-value="referenceREF_6_KC844039 set field displayName “Genotype 6 Reference (KC844039)”" calcext:value-type="string">
            <text:p>referenceREF_6_KC844039 set field displayName “Genotype 6 Reference (KC84403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C84403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84403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8:.J218])" office:value-type="string" office:string-value="referenceREF_6_KC844040 set field displayName “Genotype 6 Reference (KC844040)”" calcext:value-type="string">
            <text:p>referenceREF_6_KC844040 set field displayName “Genotype 6 Reference (KC84404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C84404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84404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19:.J219])" office:value-type="string" office:string-value="referenceREF_6_KJ567652 set field displayName “Genotype 6 Reference (KJ567652)”" calcext:value-type="string">
            <text:p>referenceREF_6_KJ567652 set field displayName “Genotype 6 Reference (KJ56765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56765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5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0:.J220])" office:value-type="string" office:string-value="referenceREF_6_KJ567650 set field displayName “Genotype 6 Reference (KJ567650)”" calcext:value-type="string">
            <text:p>referenceREF_6_KJ567650 set field displayName “Genotype 6 Reference (KJ56765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56765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5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1:.J221])" office:value-type="string" office:string-value="referenceREF_6_KJ567649 set field displayName “Genotype 6 Reference (KJ567649)”" calcext:value-type="string">
            <text:p>referenceREF_6_KJ567649 set field displayName “Genotype 6 Reference (KJ56764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56764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4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2:.J222])" office:value-type="string" office:string-value="referenceREF_6_KJ567648 set field displayName “Genotype 6 Reference (KJ567648)”" calcext:value-type="string">
            <text:p>referenceREF_6_KJ567648 set field displayName “Genotype 6 Reference (KJ56764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56764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4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3:.J223])" office:value-type="string" office:string-value="referenceREF_6_KJ567644 set field displayName “Genotype 6 Reference (KJ567644)”" calcext:value-type="string">
            <text:p>referenceREF_6_KJ567644 set field displayName “Genotype 6 Reference (KJ567644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KJ567644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J567644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4:.J224])" office:value-type="string" office:string-value="referenceREF_6_MG878999 set field displayName “Genotype 6 Reference (MG878999)”" calcext:value-type="string">
            <text:p>referenceREF_6_MG878999 set field displayName “Genotype 6 Reference (MG87899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6_MG87899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G87899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5:.J225])" office:value-type="string" office:string-value="referenceREF_7_EF108306 set field displayName “Genotype 7 Reference (EF108306)”" calcext:value-type="string">
            <text:p>referenceREF_7_EF108306 set field displayName “Genotype 7 Reference (EF10830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7_EF10830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10830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6:.J226])" office:value-type="string" office:string-value="referenceREF_7a_EF108306 set field displayName “Subtype 7a Reference (EF108306)”" calcext:value-type="string">
            <text:p>referenceREF_7a_EF108306 set field displayName “Subtype 7a Reference (EF108306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7a_EF108306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F108306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7:.J227])" office:value-type="string" office:string-value="referenceREF_7b_KX092342 set field displayName “Subtype 7b Reference (KX092342)”" calcext:value-type="string">
            <text:p>referenceREF_7b_KX092342 set field displayName “Subtype 7b Reference (KX092342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7b_KX092342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X092342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8:.J228])" office:value-type="string" office:string-value="referenceREF_8_MH590698 set field displayName “Genotype 8 Reference (MH590698)”" calcext:value-type="string">
            <text:p>referenceREF_8_MH590698 set field displayName “Genotype 8 Reference (MH59069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8_MH59069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Genotyp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59069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29:.J229])" office:value-type="string" office:string-value="referenceREF_8a_MH590698 set field displayName “Subtype 8a Reference (MH590698)”" calcext:value-type="string">
            <text:p>referenceREF_8a_MH590698 set field displayName “Subtype 8a Reference (MH590698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8a_MH590698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590698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30:.J230])" office:value-type="string" office:string-value="referenceREF_8a_MH590699 set field displayName “Subtype 8a Reference (MH590699)”" calcext:value-type="string">
            <text:p>referenceREF_8a_MH590699 set field displayName “Subtype 8a Reference (MH590699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8a_MH590699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590699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31:.J231])" office:value-type="string" office:string-value="referenceREF_8a_MH590700 set field displayName “Subtype 8a Reference (MH590700)”" calcext:value-type="string">
            <text:p>referenceREF_8a_MH590700 set field displayName “Subtype 8a Reference (MH590700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8a_MH590700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590700</text:p>
          </table:table-cell>
          <table:table-cell office:value-type="string" calcext:value-type="string">
            <text:p>)”</text:p>
          </table:table-cell>
        </table:table-row>
        <table:table-row table:style-name="ro1">
          <table:table-cell table:formula="of:=COM.MICROSOFT.CONCAT([.B232:.J232])" office:value-type="string" office:string-value="referenceREF_8a_MH590701 set field displayName “Subtype 8a Reference (MH590701)”" calcext:value-type="string">
            <text:p>referenceREF_8a_MH590701 set field displayName “Subtype 8a Reference (MH590701)”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_8a_MH590701</text:p>
          </table:table-cell>
          <table:table-cell office:value-type="string" calcext:value-type="string">
            <text:p><text:s/>set field displayName </text:p>
          </table:table-cell>
          <table:table-cell office:value-type="string" calcext:value-type="string">
            <text:p>“Subtype 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/>Referenc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H590701</text:p>
          </table:table-cell>
          <table:table-cell office:value-type="string" calcext:value-type="string">
            <text:p>)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1:59:12.876989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6:38:51.339751448</meta:creation-date>
    <dc:date>2021-05-15T14:19:18.412031810</dc:date>
    <meta:editing-duration>PT1H56M55S</meta:editing-duration>
    <meta:editing-cycles>2</meta:editing-cycles>
    <meta:generator>LibreOffice/6.4.7.2$Linux_X86_64 LibreOffice_project/40$Build-2</meta:generator>
    <meta:document-statistic meta:table-count="2" meta:cell-count="3248" meta:object-count="0"/>
  </office:meta>
</office:document-meta>
</file>